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056cm"/>
    </style:style>
    <style:style style:name="Table1.B" style:family="table-column">
      <style:table-column-properties style:column-width="7.641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193cm" style:rel-column-width="20536*"/>
    </style:style>
    <style:style style:name="Table5.B" style:family="table-column">
      <style:table-column-properties style:column-width="11.673cm" style:rel-column-width="29262*"/>
    </style:style>
    <style:style style:name="Table5.C" style:family="table-column">
      <style:table-column-properties style:column-width="6.278cm" style:rel-column-width="1573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3c71143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409e4f"/>
    </style:style>
    <style:style style:name="P11" style:family="paragraph" style:parent-style-name="Table_20_Contents">
      <style:text-properties officeooo:paragraph-rsid="0346e41f"/>
    </style:style>
    <style:style style:name="P12" style:family="paragraph" style:parent-style-name="Table_20_Contents">
      <style:text-properties officeooo:paragraph-rsid="03af8fc9"/>
    </style:style>
    <style:style style:name="P13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4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5" style:family="paragraph" style:parent-style-name="Table_20_Contents">
      <style:text-properties officeooo:paragraph-rsid="03c7c1cb"/>
    </style:style>
    <style:style style:name="P16" style:family="paragraph" style:parent-style-name="Table_20_Contents">
      <style:text-properties officeooo:paragraph-rsid="03266a92"/>
    </style:style>
    <style:style style:name="P17" style:family="paragraph" style:parent-style-name="Table_20_Contents">
      <style:text-properties officeooo:paragraph-rsid="032bbd7a"/>
    </style:style>
    <style:style style:name="P18" style:family="paragraph" style:parent-style-name="Table_20_Contents">
      <style:text-properties officeooo:paragraph-rsid="036b7fd3"/>
    </style:style>
    <style:style style:name="P19" style:family="paragraph" style:parent-style-name="Table_20_Contents">
      <style:text-properties officeooo:paragraph-rsid="03c5f6b7"/>
    </style:style>
    <style:style style:name="P20" style:family="paragraph" style:parent-style-name="Table_20_Contents">
      <style:text-properties style:font-name="Courier New" fo:font-size="10pt" officeooo:paragraph-rsid="036ee88b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377561a" style:font-size-asian="10pt" style:font-size-complex="10pt"/>
    </style:style>
    <style:style style:name="P22" style:family="paragraph" style:parent-style-name="Table_20_Contents">
      <style:text-properties officeooo:paragraph-rsid="036ee88b"/>
    </style:style>
    <style:style style:name="P23" style:family="paragraph" style:parent-style-name="Table_20_Contents">
      <style:text-properties officeooo:paragraph-rsid="03b7fc19"/>
    </style:style>
    <style:style style:name="P2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officeooo:paragraph-rsid="0378741f"/>
    </style:style>
    <style:style style:name="P29" style:family="paragraph" style:parent-style-name="Table_20_Contents">
      <style:text-properties officeooo:paragraph-rsid="03a5c11a"/>
    </style:style>
    <style:style style:name="P30" style:family="paragraph" style:parent-style-name="Preformatted_20_Text">
      <style:text-properties officeooo:paragraph-rsid="03ab86af"/>
    </style:style>
    <style:style style:name="P31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officeooo:paragraph-rsid="03a3caeb"/>
    </style:style>
    <style:style style:name="P33" style:family="paragraph" style:parent-style-name="Table_20_Contents">
      <style:text-properties officeooo:paragraph-rsid="03a8e77e"/>
    </style:style>
    <style:style style:name="P34" style:family="paragraph" style:parent-style-name="Table_20_Contents">
      <style:text-properties officeooo:paragraph-rsid="03a754db"/>
    </style:style>
    <style:style style:name="P35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text-properties officeooo:paragraph-rsid="038d092b"/>
    </style:style>
    <style:style style:name="P38" style:family="paragraph" style:parent-style-name="Table_20_Contents">
      <style:text-properties officeooo:paragraph-rsid="038a25fe"/>
    </style:style>
    <style:style style:name="P39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2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6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7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8" style:family="paragraph" style:parent-style-name="Table_20_Contents">
      <style:text-properties officeooo:paragraph-rsid="0108f4cf"/>
    </style:style>
    <style:style style:name="P49" style:family="paragraph" style:parent-style-name="Table_20_Contents">
      <style:text-properties officeooo:paragraph-rsid="0294e861"/>
    </style:style>
    <style:style style:name="P50" style:family="paragraph" style:parent-style-name="Table_20_Contents">
      <style:text-properties officeooo:paragraph-rsid="02b867ce"/>
    </style:style>
    <style:style style:name="P51" style:family="paragraph" style:parent-style-name="Table_20_Contents">
      <style:text-properties officeooo:paragraph-rsid="010e8474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6" style:family="paragraph" style:parent-style-name="Table_20_Contents">
      <style:text-properties officeooo:paragraph-rsid="015fc100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8" style:family="paragraph" style:parent-style-name="Table_20_Contents">
      <style:text-properties officeooo:paragraph-rsid="02ae0b54"/>
    </style:style>
    <style:style style:name="P5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6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71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3" style:family="paragraph" style:parent-style-name="Table_20_Contents">
      <style:text-properties officeooo:paragraph-rsid="0390111d"/>
    </style:style>
    <style:style style:name="P74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6" style:family="paragraph" style:parent-style-name="Table_20_Contents">
      <style:text-properties officeooo:paragraph-rsid="03427071"/>
    </style:style>
    <style:style style:name="P77" style:family="paragraph" style:parent-style-name="Table_20_Contents">
      <style:text-properties officeooo:paragraph-rsid="034a5fa0"/>
    </style:style>
    <style:style style:name="P78" style:family="paragraph" style:parent-style-name="Table_20_Contents">
      <style:text-properties officeooo:paragraph-rsid="0391a834"/>
    </style:style>
    <style:style style:name="P79" style:family="paragraph" style:parent-style-name="Table_20_Contents">
      <style:text-properties officeooo:paragraph-rsid="03017dbe"/>
    </style:style>
    <style:style style:name="P80" style:family="paragraph" style:parent-style-name="Table_20_Contents">
      <style:text-properties officeooo:paragraph-rsid="03ba19bb"/>
    </style:style>
    <style:style style:name="P81" style:family="paragraph" style:parent-style-name="Table_20_Contents">
      <style:text-properties officeooo:paragraph-rsid="031c8ae5"/>
    </style:style>
    <style:style style:name="P82" style:family="paragraph" style:parent-style-name="Table_20_Contents">
      <style:text-properties officeooo:paragraph-rsid="030c3545"/>
    </style:style>
    <style:style style:name="P8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7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90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92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3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6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b2eeb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bcf45a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c71143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3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54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55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6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7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86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87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96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4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0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officeooo:rsid="03959f64" style:font-name-complex="Courier New"/>
    </style:style>
    <style:style style:name="T124" style:family="text">
      <style:text-properties fo:color="#000000" loext:opacity="100%" style:font-name="Courier New" officeooo:rsid="03b8181e" style:font-name-complex="Courier New"/>
    </style:style>
    <style:style style:name="T125" style:family="text">
      <style:text-properties fo:color="#000000" loext:opacity="100%" style:font-name="Courier New" officeooo:rsid="03bb832f" style:font-name-complex="Courier New"/>
    </style:style>
    <style:style style:name="T126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officeooo:rsid="0277dedb"/>
    </style:style>
    <style:style style:name="T13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officeooo:rsid="023d069c"/>
    </style:style>
    <style:style style:name="T136" style:family="text">
      <style:text-properties officeooo:rsid="021570c6"/>
    </style:style>
    <style:style style:name="T137" style:family="text">
      <style:text-properties officeooo:rsid="02984091"/>
    </style:style>
    <style:style style:name="T138" style:family="text">
      <style:text-properties officeooo:rsid="0298730b"/>
    </style:style>
    <style:style style:name="T139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2" style:family="text">
      <style:text-properties fo:font-style="normal" officeooo:rsid="023ec219" style:font-style-asian="normal" style:font-style-complex="normal"/>
    </style:style>
    <style:style style:name="T143" style:family="text">
      <style:text-properties fo:font-style="normal" style:font-style-asian="normal" style:font-style-complex="normal"/>
    </style:style>
    <style:style style:name="T144" style:family="text">
      <style:text-properties officeooo:rsid="0213f657"/>
    </style:style>
    <style:style style:name="T145" style:family="text">
      <style:text-properties fo:color="#000000" loext:opacity="100%" style:font-name="Courier New" style:font-name-complex="Courier New"/>
    </style:style>
    <style:style style:name="T14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2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3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6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7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8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0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officeooo:rsid="02b867ce"/>
    </style:style>
    <style:style style:name="T19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9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99" style:family="text">
      <style:text-properties officeooo:rsid="00c77656"/>
    </style:style>
    <style:style style:name="T200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6" style:family="text">
      <style:text-properties officeooo:rsid="0391a834"/>
    </style:style>
    <style:style style:name="T207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8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9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0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1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2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fo:font-style="italic" officeooo:rsid="02afaaf5" style:font-style-asian="italic" style:font-style-complex="italic"/>
    </style:style>
    <style:style style:name="T218" style:family="text">
      <style:text-properties officeooo:rsid="02afaaf5"/>
    </style:style>
    <style:style style:name="T219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8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7">ty</text:span></text:span><text:span text:style-name="Source_20_Text"><text:span text:style-name="T18">pe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19">ge</text:span></text:span><text:span text:style-name="Source_20_Text"><text:span text:style-name="T20">t</text:span></text:span><text:span text:style-name="Source_20_Text"><text:span text:style-name="T19">Type</text:span></text:span><text:span text:style-name="Source_20_Text"><text:span text:style-name="T18">(</text:span></text:span><text:span text:style-name="Source_20_Text"><text:span text:style-name="T21">val</text:span></text:span><text:span text:style-name="Source_20_Text"><text:span text:style-name="T18">[,</text:span></text:span><text:span text:style-name="Source_20_Text"><text:span text:style-name="T22">class</text:span></text:span><text:span text:style-name="Source_20_Text"><text:span text:style-name="T18">[,throw=false]</text:span></text:span><text:span text:style-name="Source_20_Text"><text:span text:style-name="T23">]</text:span></text:span><text:span text:style-name="Source_20_Text"><text:span text:style-name="T18">);</text:span></text:span></text:p>
            <text:p text:style-name="P8"><text:span text:style-name="Source_20_Text"><text:span text:style-name="T20">classof</text:span></text:span><text:span text:style-name="Source_20_Text"><text:span text:style-name="T16">(</text:span></text:span><text:span text:style-name="Source_20_Text"><text:span text:style-name="T21">val</text:span></text:span><text:span text:style-name="Source_20_Text"><text:span text:style-name="T16">[,</text:span></text:span><text:span text:style-name="Source_20_Text"><text:span text:style-name="T22">class</text:span></text:span><text:span text:style-name="Source_20_Text"><text:span text:style-name="T16">[,throw=false]</text:span></text:span><text:span text:style-name="Source_20_Text"><text:span text:style-name="T23">]</text:span></text:span><text:span text:style-name="Source_20_Text"><text:span text:style-name="T16">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9"><text:span text:style-name="Source_20_Text"><text:span text:style-name="T24">isSame</text:span></text:span><text:span text:style-name="Source_20_Text"><text:span text:style-name="T26">Class</text:span></text:span><text:span text:style-name="Source_20_Text"><text:span text:style-name="T24">(value1,value2)</text:span></text:span><text:span text:style-name="Source_20_Text"><text:span text:style-name="T25">;</text:span></text:span></text:p>
            <text:p text:style-name="P7"><text:span text:style-name="Source_20_Text"><text:span text:style-name="T16">isSameInstance(</text:span></text:span><text:span text:style-name="Source_20_Text"><text:span text:style-name="T27">v1</text:span></text:span><text:span text:style-name="Source_20_Text"><text:span text:style-name="T16">,</text:span></text:span><text:span text:style-name="Source_20_Text"><text:span text:style-name="T27">v2</text:span></text:span><text:span text:style-name="Source_20_Text"><text:span text:style-name="T16">,Contructor);</text:span></text:span></text:p>
            <text:p text:style-name="P7"><text:span text:style-name="Source_20_Text"><text:span text:style-name="T16">isNull(v</text:span></text:span><text:span text:style-name="Source_20_Text"><text:span text:style-name="T28">a</text:span></text:span><text:span text:style-name="Source_20_Text"><text:span text:style-name="T29">lue</text:span></text:span><text:span text:style-name="Source_20_Text"><text:span text:style-name="T16">);</text:span></text:span></text:p>
            <text:p text:style-name="P10"><text:span text:style-name="Source_20_Text"><text:span text:style-name="T16">isUndefined(v</text:span></text:span><text:span text:style-name="Source_20_Text"><text:span text:style-name="T30">alu</text:span></text:span><text:span text:style-name="Source_20_Text"><text:span text:style-name="T31">e</text:span></text:span><text:span text:style-name="Source_20_Text"><text:span text:style-name="T16">);</text:span></text:span></text:p>
            <text:p text:style-name="P10"><text:span text:style-name="Source_20_Text"><text:span text:style-name="T16">isNil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16">isPrimitive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6">);</text:span></text:span></text:p>
            <text:p text:style-name="P10"><text:span text:style-name="Source_20_Text"><text:span text:style-name="T16">isNumeric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36">isChar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6">);</text:span></text:span></text:p>
            <text:p text:style-name="P10"><text:span text:style-name="Source_20_Text"><text:span text:style-name="T16">isFunction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16">is</text:span></text:span><text:span text:style-name="Source_20_Text"><text:span text:style-name="T37">Callable</text:span></text:span><text:span text:style-name="Source_20_Text"><text:span text:style-name="T16">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38">isClass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8">);</text:span></text:span></text:p>
            <text:p text:style-name="P10"><text:span text:style-name="Source_20_Text"><text:span text:style-name="T16">isGenerator</text:span></text:span><text:span text:style-name="Source_20_Text"><text:span text:style-name="T39">Fn</text:span></text:span><text:span text:style-name="Source_20_Text"><text:span text:style-name="T16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6">);</text:span></text:span></text:p>
            <text:p text:style-name="P10"><text:span text:style-name="Source_20_Text"><text:span text:style-name="T16">isAsync</text:span></text:span><text:span text:style-name="Source_20_Text"><text:span text:style-name="T42">Fn</text:span></text:span><text:span text:style-name="Source_20_Text"><text:span text:style-name="T16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6">);</text:span></text:span></text:p>
            <text:p text:style-name="P10"><text:span text:style-name="Source_20_Text"><text:span text:style-name="T36">isAsyncGeneratorFn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36">);</text:span></text:span></text:p>
            <text:p text:style-name="P10"><text:span text:style-name="Source_20_Text"><text:span text:style-name="T16">isObjec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16">isPlainObject(value)</text:span></text:span></text:p>
            <text:p text:style-name="P10"><text:span text:style-name="Source_20_Text"><text:span text:style-name="T36">isProxy(value);</text:span></text:span></text:p>
            <text:p text:style-name="P10"><text:span text:style-name="Source_20_Text"><text:span text:style-name="T16">isElemen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36">isRegexp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6">);</text:span></text:span></text:p>
            <text:p text:style-name="P10"><text:span text:style-name="Source_20_Text"><text:span text:style-name="T16">isArraylike(value);</text:span></text:span></text:p>
            <text:p text:style-name="P10"><text:span text:style-name="Source_20_Text"><text:span text:style-name="T16">isTypedArray(value);</text:span></text:span></text:p>
            <text:p text:style-name="P10"><text:span text:style-name="Source_20_Text"><text:span text:style-name="T16">isIterator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6">);</text:span></text:span></text:p>
            <text:p text:style-name="P10"><text:span text:style-name="Source_20_Text"><text:span text:style-name="T16">isIterable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6">);</text:span></text:span></text:p>
            <text:p text:style-name="P10"><text:span text:style-name="Source_20_Text"><text:span text:style-name="T16">isCoercedObject</text:span></text:span><text:span text:style-name="Source_20_Text"><text:span text:style-name="T45">(object);</text:span></text:span></text:p>
            <text:p text:style-name="P11"><text:span text:style-name="Source_20_Text"><text:span text:style-name="T46">isDeepStrictEqual(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1,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2);</text:span></text:span></text:p>
            <text:p text:style-name="P10"><text:span text:style-name="Source_20_Text"><text:span text:style-name="T16">isEmpty</text:span></text:span><text:span text:style-name="Source_20_Text"><text:span text:style-name="T46">Value</text:span></text:span><text:span text:style-name="Source_20_Text"><text:span text:style-name="T16">(value);</text:span></text:span></text:p>
            <text:p text:style-name="P12"><text:span text:style-name="Source_20_Text"><text:span text:style-name="T49">toPrimitive</text:span></text:span><text:span text:style-name="Source_20_Text"><text:span text:style-name="T50">Value</text:span></text:span><text:span text:style-name="Source_20_Text"><text:span text:style-name="T49">(valu</text:span></text:span><text:span text:style-name="Source_20_Text"><text:span text:style-name="T51">e</text:span></text:span><text:span text:style-name="Source_20_Text"><text:span text:style-name="T49">);</text:span></text:span></text:p>
            <text:p text:style-name="P13"><text:span text:style-name="Source_20_Text"><text:span text:style-name="T52">isIndex(v</text:span></text:span><text:span text:style-name="Source_20_Text"><text:span text:style-name="T53">alu</text:span></text:span><text:span text:style-name="Source_20_Text"><text:span text:style-name="T54">e</text:span></text:span><text:span text:style-name="Source_20_Text"><text:span text:style-name="T52">);</text:span></text:span></text:p>
            <text:p text:style-name="P13"><text:span text:style-name="Source_20_Text"><text:span text:style-name="T55">to</text:span></text:span><text:span text:style-name="Source_20_Text"><text:span text:style-name="T52">Index(va</text:span></text:span><text:span text:style-name="Source_20_Text"><text:span text:style-name="T56">lue</text:span></text:span><text:span text:style-name="Source_20_Text"><text:span text:style-name="T52">);</text:span></text:span></text:p>
            <text:p text:style-name="P14"><text:span text:style-name="Source_20_Text"><text:span text:style-name="T53">isLength</text:span></text:span><text:span text:style-name="Source_20_Text"><text:span text:style-name="T52">(v</text:span></text:span><text:span text:style-name="Source_20_Text"><text:span text:style-name="T53">al</text:span></text:span><text:span text:style-name="Source_20_Text"><text:span text:style-name="T54">ue</text:span></text:span><text:span text:style-name="Source_20_Text"><text:span text:style-name="T52">);</text:span></text:span></text:p>
            <text:p text:style-name="P14"><text:span text:style-name="Source_20_Text"><text:span text:style-name="T57">toLength(value);</text:span></text:span></text:p>
            <text:p text:style-name="P15"><text:span text:style-name="Source_20_Text"><text:span text:style-name="T58">isPropertyKey(v</text:span></text:span><text:span text:style-name="Source_20_Text"><text:span text:style-name="T59">alu</text:span></text:span><text:span text:style-name="Source_20_Text"><text:span text:style-name="T51">e</text:span></text:span><text:span text:style-name="Source_20_Text"><text:span text:style-name="T58">);</text:span></text:span></text:p>
            <text:p text:style-name="P15"><text:span text:style-name="Source_20_Text"><text:span text:style-name="T58">toPropertyKey(v</text:span></text:span><text:span text:style-name="Source_20_Text"><text:span text:style-name="T51">alue</text:span></text:span><text:span text:style-name="Source_20_Text"><text:span text:style-name="T58">);</text:span></text:span></text:p>
          </table:table-cell>
          <table:table-cell table:style-name="Table1.C2" table:number-rows-spanned="3" office:value-type="string">
            <text:p text:style-name="P16"><text:span text:style-name="Source_20_Text"><text:span text:style-name="T16">qsa(selector[,context]).forEach(c</text:span></text:span><text:span text:style-name="Source_20_Text"><text:span text:style-name="T60">a</text:span></text:span><text:span text:style-name="Source_20_Text"><text:span text:style-name="T61">llback</text:span></text:span><text:span text:style-name="Source_20_Text"><text:span text:style-name="T16">);</text:span></text:span></text:p>
            <text:p text:style-name="P16"><text:span text:style-name="Source_20_Text"><text:span text:style-name="T16">qs(selector[,context]);</text:span></text:span></text:p>
            <text:p text:style-name="P16"><text:span text:style-name="Source_20_Text"><text:span text:style-name="T16">domReady(c</text:span></text:span><text:span text:style-name="Source_20_Text"><text:span text:style-name="T60">allback</text:span></text:span><text:span text:style-name="Source_20_Text"><text:span text:style-name="T16">);</text:span></text:span></text:p>
            <text:p text:style-name="P16"><text:span text:style-name="Source_20_Text"><text:span text:style-name="T62">domClear(e</text:span></text:span><text:span text:style-name="Source_20_Text"><text:span text:style-name="T63">lement</text:span></text:span><text:span text:style-name="Source_20_Text"><text:span text:style-name="T62">);</text:span></text:span></text:p>
            <text:p text:style-name="P16"><text:span text:style-name="Source_20_Text"><text:span text:style-name="T16">domCreate(type[,properties[,innerHTML]]);</text:span></text:span></text:p>
            <text:p text:style-name="P16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6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6"><text:span text:style-name="Source_20_Text"><text:span text:style-name="T16">domGetCSS(element</text:span></text:span><text:span text:style-name="Source_20_Text"><text:span text:style-name="T64">[</text:span></text:span><text:span text:style-name="Source_20_Text"><text:span text:style-name="T16">,property</text:span></text:span><text:span text:style-name="Source_20_Text"><text:span text:style-name="T65">]</text:span></text:span><text:span text:style-name="Source_20_Text"><text:span text:style-name="T16">);</text:span></text:span></text:p>
            <text:p text:style-name="P16"><text:span text:style-name="Source_20_Text"><text:span text:style-name="T16">domSetCSS(element,property,value);</text:span></text:span></text:p>
            <text:p text:style-name="P16"><text:span text:style-name="Source_20_Text"><text:span text:style-name="T16">domSetCSS(element,properties);</text:span></text:span></text:p>
            <text:p text:style-name="P16"><text:span text:style-name="Source_20_Text"><text:span text:style-name="T16">domFadeIn(element[,duration[,display]]);</text:span></text:span></text:p>
            <text:p text:style-name="P16"><text:span text:style-name="Source_20_Text"><text:span text:style-name="T16">domFadeOut(element[,duration]); </text:span></text:span></text:p>
            <text:p text:style-name="P16"><text:span text:style-name="Source_20_Text"><text:span text:style-name="T16">domFadeToggle(eleme</text:span></text:span><text:span text:style-name="Source_20_Text"><text:span text:style-name="T66">nt</text:span></text:span><text:span text:style-name="Source_20_Text"><text:span text:style-name="T16">[,duration[,display]]);</text:span></text:span></text:p>
            <text:p text:style-name="P16"><text:span text:style-name="Source_20_Text"><text:span text:style-name="T16">domShow(element[,display]);</text:span></text:span></text:p>
            <text:p text:style-name="P16"><text:span text:style-name="Source_20_Text"><text:span text:style-name="T16">domHide(e</text:span></text:span><text:span text:style-name="Source_20_Text"><text:span text:style-name="T67">le</text:span></text:span><text:span text:style-name="Source_20_Text"><text:span text:style-name="T68">ment</text:span></text:span><text:span text:style-name="Source_20_Text"><text:span text:style-name="T16">);</text:span></text:span></text:p>
            <text:p text:style-name="P16"><text:span text:style-name="Source_20_Text"><text:span text:style-name="T16">domToggle(element[,display]);</text:span></text:span></text:p>
            <text:p text:style-name="P16"><text:span text:style-name="Source_20_Text"><text:span text:style-name="T16">domIsHidden(element);</text:span></text:span></text:p>
            <text:p text:style-name="P16"><text:span text:style-name="Source_20_Text"><text:span text:style-name="T69">domScrollToTop();</text:span></text:span><text:span text:style-name="Source_20_Text"><text:span text:style-name="T70"> </text:span></text:span><text:span text:style-name="Source_20_Text"><text:span text:style-name="T71">and </text:span></text:span><text:span text:style-name="Source_20_Text"><text:span text:style-name="T72">domScrollToBottom();</text:span></text:span></text:p>
            <text:p text:style-name="P16"><text:span text:style-name="Source_20_Text"><text:span text:style-name="T16">domScrollToElement(element[,top=true]);<text:line-break/>domSiblings(element);</text:span></text:span></text:p>
            <text:p text:style-name="P16"><text:span text:style-name="Source_20_Text"><text:span text:style-name="T16">domSiblingsPrev(element);</text:span></text:span></text:p>
            <text:p text:style-name="P16"><text:span text:style-name="Source_20_Text"><text:span text:style-name="T16">domSiblings</text:span></text:span><text:span text:style-name="Source_20_Text"><text:span text:style-name="T73">Left</text:span></text:span><text:span text:style-name="Source_20_Text"><text:span text:style-name="T16">(element);</text:span></text:span></text:p>
            <text:p text:style-name="P16"><text:span text:style-name="Source_20_Text"><text:span text:style-name="T16">domSiblingsNext(element);</text:span></text:span></text:p>
            <text:p text:style-name="P16"><text:span text:style-name="Source_20_Text"><text:span text:style-name="T16">domSiblings</text:span></text:span><text:span text:style-name="Source_20_Text"><text:span text:style-name="T73">Right</text:span></text:span><text:span text:style-name="Source_20_Text"><text:span text:style-name="T16">(element);</text:span></text:span></text:p>
            <text:p text:style-name="P16"><text:span text:style-name="Source_20_Text"><text:span text:style-name="T74">domGetC</text:span></text:span><text:span text:style-name="Source_20_Text"><text:span text:style-name="T75">SS</text:span></text:span><text:span text:style-name="Source_20_Text"><text:span text:style-name="T74">Var(name);</text:span></text:span></text:p>
            <text:p text:style-name="P16"><text:span text:style-name="Source_20_Text"><text:span text:style-name="T16">domSetC</text:span></text:span><text:span text:style-name="Source_20_Text"><text:span text:style-name="T75">SS</text:span></text:span><text:span text:style-name="Source_20_Text"><text:span text:style-name="T16">Var(</text:span></text:span><text:span text:style-name="Source_20_Text"><text:span text:style-name="T74">n</text:span></text:span><text:span text:style-name="Source_20_Text"><text:span text:style-name="T16">a</text:span></text:span><text:span text:style-name="Source_20_Text"><text:span text:style-name="T74">me</text:span></text:span><text:span text:style-name="Source_20_Text"><text:span text:style-name="T16">,</text:span></text:span><text:span text:style-name="Source_20_Text"><text:span text:style-name="T74">v</text:span></text:span><text:span text:style-name="Source_20_Text"><text:span text:style-name="T16">a</text:span></text:span><text:span text:style-name="Source_20_Text"><text:span text:style-name="T74">lue</text:span></text:span><text:span text:style-name="Source_20_Text"><text:span text:style-name="T16">);</text:span></text:span></text:p>
            <text:p text:style-name="P16"><text:span text:style-name="Source_20_Text"><text:span text:style-name="T16">importScript(script1[,scriptN]);</text:span></text:span></text:p>
            <text:p text:style-name="P16"><text:span text:style-name="Source_20_Text"><text:span text:style-name="T16">importStyle(style1[,styleN]);</text:span></text:span></text:p>
            <text:p text:style-name="P17"><text:span text:style-name="Source_20_Text"><text:span text:style-name="T16">setFullscreenOn(selector</text:span></text:span><text:span text:style-name="Source_20_Text"><text:span text:style-name="T76">);</text:span></text:span></text:p>
            <text:p text:style-name="P17"><text:span text:style-name="Source_20_Text"><text:span text:style-name="T16">setFullscreenOn(element);</text:span></text:span></text:p>
            <text:p text:style-name="P16"><text:span text:style-name="Source_20_Text"><text:span text:style-name="T16">setFullscreenOff();</text:span></text:span></text:p>
            <text:p text:style-name="P18"><text:span text:style-name="Source_20_Text"><text:span text:style-name="T16">getFullscreen();<text:line-break/>form2array(form);</text:span></text:span></text:p>
            <text:p text:style-name="P18"><text:span text:style-name="Source_20_Text"><text:span text:style-name="T16">form2string(form);</text:span></text:span></text:p>
            <text:p text:style-name="P16"><text:span text:style-name="Source_20_Text"><text:span text:style-name="T16">getDoNotTrack();</text:span></text:span></text:p>
            <text:p text:style-name="P18"><text:span text:style-name="Source_20_Text"><text:span text:style-name="T16">getLocation(success[,error]);</text:span></text:span></text:p>
            <text:p text:style-name="P18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office:value-type="string">
            <text:p text:style-name="P19"><text:span text:style-name="Source_20_Text"><text:span text:style-name="T9">BASE16;</text:span></text:span></text:p>
            <text:p text:style-name="P19"><text:span text:style-name="Source_20_Text"><text:span text:style-name="T9">BASE</text:span></text:span><text:span text:style-name="Source_20_Text"><text:span text:style-name="T77">32;</text:span></text:span></text:p>
            <text:p text:style-name="P19"><text:span text:style-name="Source_20_Text"><text:span text:style-name="T77">BASE36;</text:span></text:span></text:p>
            <text:p text:style-name="P19"><text:span text:style-name="Source_20_Text"><text:span text:style-name="T77">BASE58;</text:span></text:span></text:p>
            <text:p text:style-name="P19"><text:span text:style-name="Source_20_Text"><text:span text:style-name="T77">BASE62;</text:span></text:span></text:p>
            <text:p text:style-name="P6"><text:span text:style-name="Source_20_Text"><text:span text:style-name="T77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6">b64Encode(string); </text:span></text:span></text:p>
            <text:p text:style-name="P6"><text:span text:style-name="Source_20_Text"><text:span text:style-name="T16">b64Decode(s</text:span></text:span><text:span text:style-name="Source_20_Text"><text:span text:style-name="T67">tri</text:span></text:span><text:span text:style-name="Source_20_Text"><text:span text:style-name="T31">ng</text:span></text:span><text:span text:style-name="Source_20_Text"><text:span text:style-name="T16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78">ou</text:span></text:span><text:span text:style-name="Source_20_Text"><text:span text:style-name="T16">rc</text:span></text:span><text:span text:style-name="Source_20_Text"><text:span text:style-name="T78">e</text:span></text:span><text:span text:style-name="Source_20_Text"><text:span text:style-name="T16">N]);</text:span></text:span></text:p>
            <text:p text:style-name="P6"><text:span text:style-name="Source_20_Text"><text:span text:style-name="T16">deleteOwnProperty(object,property [,Throw=false]);</text:span></text:span></text:p>
            <text:p text:style-name="P6"><text:span text:style-name="Source_20_Text"><text:span text:style-name="T16">sizeIn(o</text:span></text:span><text:span text:style-name="Source_20_Text"><text:span text:style-name="T79">bje</text:span></text:span><text:span text:style-name="Source_20_Text"><text:span text:style-name="T80">ct</text:span></text:span><text:span text:style-name="Source_20_Text"><text:span text:style-name="T16">);</text:span></text:span></text:p>
            <text:p text:style-name="P6"><text:span text:style-name="Source_20_Text"><text:span text:style-name="T16">delay(mi</text:span></text:span><text:span text:style-name="Source_20_Text"><text:span text:style-name="T81">lis</text:span></text:span><text:span text:style-name="Source_20_Text"><text:span text:style-name="T16">e</text:span></text:span><text:span text:style-name="Source_20_Text"><text:span text:style-name="T81">c</text:span></text:span><text:span text:style-name="Source_20_Text"><text:span text:style-name="T16">).then(callback);</text:span></text:span></text:p>
            <text:p text:style-name="P6"><text:span text:style-name="Source_20_Text"><text:span text:style-name="T82">sleep</text:span></text:span><text:span text:style-name="Source_20_Text"><text:span text:style-name="T16">(mi</text:span></text:span><text:span text:style-name="Source_20_Text"><text:span text:style-name="T81">lis</text:span></text:span><text:span text:style-name="Source_20_Text"><text:span text:style-name="T16">e</text:span></text:span><text:span text:style-name="Source_20_Text"><text:span text:style-name="T81">c</text:span></text:span><text:span text:style-name="Source_20_Text"><text:span text:style-name="T16">).then(callback);</text:span></text:span></text:p>
            <text:p text:style-name="P20"><text:span text:style-name="Source_20_Text"><text:span text:style-name="T83">createPolyfillMethod(o</text:span></text:span><text:span text:style-name="Source_20_Text"><text:span text:style-name="T84">b</text:span></text:span><text:span text:style-name="Source_20_Text"><text:span text:style-name="T85">ject</text:span></text:span><text:span text:style-name="Source_20_Text"><text:span text:style-name="T83">,</text:span></text:span><text:span text:style-name="Source_20_Text"><text:span text:style-name="T86">prop</text:span></text:span><text:span text:style-name="Source_20_Text"><text:span text:style-name="T83">,v</text:span></text:span><text:span text:style-name="Source_20_Text"><text:span text:style-name="T87">alu</text:span></text:span><text:span text:style-name="Source_20_Text"><text:span text:style-name="T88">e</text:span></text:span><text:span text:style-name="Source_20_Text"><text:span text:style-name="T83">);</text:span></text:span></text:p>
            <text:p text:style-name="P20"><text:span text:style-name="Source_20_Text"><text:span text:style-name="T83">createPolyfillProperty(o</text:span></text:span><text:span text:style-name="Source_20_Text"><text:span text:style-name="T84">b</text:span></text:span><text:span text:style-name="Source_20_Text"><text:span text:style-name="T85">ject</text:span></text:span><text:span text:style-name="Source_20_Text"><text:span text:style-name="T83">,</text:span></text:span><text:span text:style-name="Source_20_Text"><text:span text:style-name="T86">prop</text:span></text:span><text:span text:style-name="Source_20_Text"><text:span text:style-name="T83">,v</text:span></text:span><text:span text:style-name="Source_20_Text"><text:span text:style-name="T89">alu</text:span></text:span><text:span text:style-name="Source_20_Text"><text:span text:style-name="T90">e</text:span></text:span><text:span text:style-name="Source_20_Text"><text:span text:style-name="T83">);</text:span></text:span></text:p>
            <text:p text:style-name="P6"><text:span text:style-name="Source_20_Text"><text:span text:style-name="T16">randomBoolean</text:span></text:span><text:span text:style-name="Source_20_Text"><text:span text:style-name="T91">();</text:span></text:span></text:p>
            <text:p text:style-name="P6"><text:span text:style-name="Source_20_Text"><text:span text:style-name="T92">r</text:span></text:span><text:span text:style-name="Source_20_Text"><text:span text:style-name="T91">andomUUIDv7</text:span></text:span><text:span text:style-name="Source_20_Text"><text:span text:style-name="T93">(); </text:span></text:span></text:p>
            <text:p text:style-name="P6"><text:span text:style-name="Source_20_Text"><text:span text:style-name="T94">timestampID([size=21[,alphabet=</text:span></text:span><text:span text:style-name="Source_20_Text"><text:span text:style-name="T82">"ABCDEFGHIJKLMNOPQRSTUVWXYZabcdefghijklmnopqrstuvwxyz0123456789_-"</text:span></text:span><text:span text:style-name="Source_20_Text"><text:span text:style-name="T94">]]);</text:span></text:span></text:p>
            <text:p text:style-name="P6"><text:span text:style-name="Source_20_Text"><text:span text:style-name="T9">nanoid([size=21[,alphabet="123456789ABCDEFGHJKLMNPQRSTUVWXYZabcdefghijkmnopqrstuvwxyz"]]);</text:span></text:span></text:p>
            <text:p text:style-name="P6"><text:span text:style-name="Source_20_Text"><text:span text:style-name="T16">getUrlVars([str=location.search]);</text:span></text:span></text:p>
            <text:p text:style-name="P6"><text:span text:style-name="Source_20_Text"><text:span text:style-name="T16">obj2string(object);</text:span></text:span></text:p>
            <text:p text:style-name="P21"><text:span text:style-name="Source_20_Text"><text:span text:style-name="T83">toObject(v</text:span></text:span><text:span text:style-name="Source_20_Text"><text:span text:style-name="T95">alu</text:span></text:span><text:span text:style-name="Source_20_Text"><text:span text:style-name="T96">e</text:span></text:span><text:span text:style-name="Source_20_Text"><text:span text:style-name="T83">);</text:span></text:span></text:p>
            <text:p text:style-name="P6"><text:span text:style-name="Source_20_Text"><text:span text:style-name="T16">bind(</text:span></text:span><text:span text:style-name="Source_20_Text"><text:span text:style-name="T97">function</text:span></text:span><text:span text:style-name="Source_20_Text"><text:span text:style-name="T16">,context);</text:span></text:span></text:p>
            <text:p text:style-name="P6"><text:span text:style-name="Source_20_Text"><text:span text:style-name="T98">unBind</text:span></text:span><text:span text:style-name="Source_20_Text"><text:span text:style-name="T99">(</text:span></text:span><text:span text:style-name="Source_20_Text"><text:span text:style-name="T100">f</text:span></text:span><text:span text:style-name="Source_20_Text"><text:span text:style-name="T101">unction</text:span></text:span><text:span text:style-name="Source_20_Text"><text:span text:style-name="T99">);</text:span></text:span></text:p>
            <text:p text:style-name="P6"><text:span text:style-name="Source_20_Text"><text:span text:style-name="T16">constant(value);</text:span></text:span></text:p>
            <text:p text:style-name="P22"><text:span text:style-name="Source_20_Text"><text:span text:style-name="T102">identity(value);</text:span></text:span></text:p>
            <text:p text:style-name="P22"><text:span text:style-name="Source_20_Text"><text:span text:style-name="T16">noop();</text:span></text:span></text:p>
            <text:p text:style-name="P23"><text:span text:style-name="Source_20_Text"><text:span text:style-name="T16">T();</text:span></text:span></text:p>
            <text:p text:style-name="P23"><text:span text:style-name="Source_20_Text"><text:span text:style-name="T16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24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5">String API</text:p>
          </table:table-cell>
          <table:table-cell table:style-name="Table5.A1" office:value-type="string">
            <text:p text:style-name="P26"><text:span text:style-name="Source_20_Text"><text:span text:style-name="T103">Assertion</text:span></text:span><text:span text:style-name="Source_20_Text"><text:span text:style-name="T104"> API</text:span></text:span></text:p>
          </table:table-cell>
          <table:table-cell table:style-name="Table5.C1" office:value-type="string">
            <text:p text:style-name="P27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6"><text:span text:style-name="Source_20_Text"><text:span text:style-name="T16">strProper</text:span></text:span><text:span text:style-name="Source_20_Text"><text:span text:style-name="T105">c</text:span></text:span><text:span text:style-name="Source_20_Text"><text:span text:style-name="T16">ase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6">); </text:span></text:span></text:p>
            <text:p text:style-name="P6"><text:span text:style-name="Source_20_Text"><text:span text:style-name="T108"/></text:span></text:p>
            <text:p text:style-name="P6"><text:span text:style-name="Source_20_Text"><text:span text:style-name="T108">s</text:span></text:span><text:span text:style-name="Source_20_Text"><text:span text:style-name="T16">tr</text:span></text:span><text:span text:style-name="Source_20_Text"><text:span text:style-name="T109">T</text:span></text:span><text:span text:style-name="Source_20_Text"><text:span text:style-name="T110">itle</text:span></text:span><text:span text:style-name="Source_20_Text"><text:span text:style-name="T105">c</text:span></text:span><text:span text:style-name="Source_20_Text"><text:span text:style-name="T16">ase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apitalize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6">);</text:span></text:span></text:p>
            <text:p text:style-name="P6"><text:span text:style-name="Source_20_Text"><text:span text:style-name="T111"/></text:span></text:p>
            <text:p text:style-name="P6"><text:span text:style-name="Source_20_Text"><text:span text:style-name="T111">strTruncate(st</text:span></text:span><text:span text:style-name="Source_20_Text"><text:span text:style-name="T112">ring</text:span></text:span><text:span text:style-name="Source_20_Text"><text:span text:style-name="T111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UpFirst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DownFirst(s</text:span></text:span><text:span text:style-name="Source_20_Text"><text:span text:style-name="T113">tri</text:span></text:span><text:span text:style-name="Source_20_Text"><text:span text:style-name="T97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Reverse(s</text:span></text:span><text:span text:style-name="Source_20_Text"><text:span text:style-name="T43">t</text:span></text:span><text:span text:style-name="Source_20_Text"><text:span text:style-name="T107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odePoints(s</text:span></text:span><text:span text:style-name="Source_20_Text"><text:span text:style-name="T114">t</text:span></text:span><text:span text:style-name="Source_20_Text"><text:span text:style-name="T112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FromCodePoints(i</text:span></text:span><text:span text:style-name="Source_20_Text"><text:span text:style-name="T115">terator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At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6">,index[,newChar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Splice(</text:span></text:span><text:span text:style-name="Source_20_Text"><text:span text:style-name="T116">str</text:span></text:span><text:span text:style-name="Source_20_Text"><text:span text:style-name="T47">ing</text:span></text:span><text:span text:style-name="Source_20_Text"><text:span text:style-name="T16">,index,count[,add</text:span></text:span><text:span text:style-name="Source_20_Text"><text:span text:style-name="T118">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</text:span></text:span><text:span text:style-name="Source_20_Text"><text:span text:style-name="T119">HTML</text:span></text:span><text:span text:style-name="Source_20_Text"><text:span text:style-name="T16">RemoveTags(string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Escape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</text:span></text:span><text:span text:style-name="Source_20_Text"><text:span text:style-name="T120">Un</text:span></text:span><text:span text:style-name="Source_20_Text"><text:span text:style-name="T16">Escape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6">);</text:span></text:span></text:p>
          </table:table-cell>
          <table:table-cell table:style-name="Table5.B2" office:value-type="string">
            <text:p text:style-name="P28"><text:span text:style-name="Source_20_Text"><text:span text:style-name="T112"/></text:span></text:p>
            <text:p text:style-name="P28"><text:span text:style-name="Source_20_Text"><text:span text:style-name="T112">a</text:span></text:span><text:span text:style-name="Source_20_Text"><text:span text:style-name="T16">ssert</text:span></text:span><text:span text:style-name="Source_20_Text"><text:span text:style-name="T112">(condition[,message]);</text:span></text:span></text:p>
            <text:p text:style-name="P29"><text:span text:style-name="Source_20_Text"><text:span text:style-name="T112">assertTrue(condition[,message]);</text:span></text:span></text:p>
            <text:p text:style-name="P29"><text:span text:style-name="Source_20_Text"><text:span text:style-name="T112"/></text:span></text:p>
            <text:p text:style-name="P29"><text:span text:style-name="Source_20_Text"><text:span text:style-name="T112">assertFalse(condition[,message]);</text:span></text:span></text:p>
            <text:p text:style-name="P29"><text:span text:style-name="Source_20_Text"><text:span text:style-name="T112"/></text:span></text:p>
            <text:p text:style-name="P30"><text:span text:style-name="Source_20_Text"><text:span text:style-name="T121">assertThrows</text:span></text:span><text:span text:style-name="Source_20_Text"><text:span text:style-name="T122">(callback[,message]);</text:span></text:span></text:p>
            <text:p text:style-name="P30"><text:span text:style-name="Source_20_Text"><text:span text:style-name="T122"/></text:span></text:p>
            <text:p text:style-name="P31"><text:span text:style-name="Source_20_Text"><text:span text:style-name="T123">assertFail(m</text:span></text:span><text:span text:style-name="Source_20_Text"><text:span text:style-name="T124">essage </text:span></text:span><text:span text:style-name="Source_20_Text"><text:span text:style-name="T125">OR error</text:span></text:span><text:span text:style-name="Source_20_Text"><text:span text:style-name="T123">);</text:span></text:span></text:p>
            <text:p text:style-name="P32"><text:span text:style-name="Source_20_Text"><text:span text:style-name="T112"/></text:span></text:p>
            <text:p text:style-name="P33"><text:span text:style-name="Source_20_Text"><text:span text:style-name="T112">assertEqual(value1,value2[,message]);</text:span></text:span></text:p>
            <text:p text:style-name="P33"><text:span text:style-name="Source_20_Text"><text:span text:style-name="T112">assertNotEqual</text:span></text:span><text:span text:style-name="Source_20_Text"><text:span text:style-name="T126">(</text:span></text:span><text:span text:style-name="Source_20_Text"><text:span text:style-name="T112">value1,value2[,message]);</text:span></text:span></text:p>
            <text:p text:style-name="P32"><text:span text:style-name="Source_20_Text"><text:span text:style-name="T112"/></text:span></text:p>
            <text:p text:style-name="P33"><text:span text:style-name="Source_20_Text"><text:span text:style-name="T112">assertStrictEqual</text:span></text:span><text:span text:style-name="Source_20_Text"><text:span text:style-name="T127">(</text:span></text:span><text:span text:style-name="Source_20_Text"><text:span text:style-name="T112">value1,value2[,message]);</text:span></text:span></text:p>
            <text:p text:style-name="P33"><text:span text:style-name="Source_20_Text"><text:span text:style-name="T112">assertNotStrictEqual</text:span></text:span><text:span text:style-name="Source_20_Text"><text:span text:style-name="T127">(</text:span></text:span><text:span text:style-name="Source_20_Text"><text:span text:style-name="T112">value1,value2[,message]);</text:span></text:span></text:p>
            <text:p text:style-name="P32"><text:span text:style-name="Source_20_Text"><text:span text:style-name="T112"/></text:span></text:p>
            <text:p text:style-name="P32"><text:span text:style-name="Source_20_Text"><text:span text:style-name="T112">assertDeepEqual</text:span></text:span><text:span text:style-name="Source_20_Text"><text:span text:style-name="T127">(</text:span></text:span><text:span text:style-name="Source_20_Text"><text:span text:style-name="T112">value1,value2[,message]);</text:span></text:span></text:p>
            <text:p text:style-name="P29"><text:span text:style-name="Source_20_Text"><text:span text:style-name="T112">assertNotDeepEqual</text:span></text:span><text:span text:style-name="Source_20_Text"><text:span text:style-name="T127">(</text:span></text:span><text:span text:style-name="Source_20_Text"><text:span text:style-name="T112">value1,value2[,message]);</text:span></text:span></text:p>
            <text:p text:style-name="P32"><text:span text:style-name="Source_20_Text"><text:span text:style-name="T112"/></text:span></text:p>
            <text:p text:style-name="P32"><text:span text:style-name="Source_20_Text"><text:span text:style-name="T112">assertDeepStrictEqual</text:span></text:span><text:span text:style-name="Source_20_Text"><text:span text:style-name="T127">(</text:span></text:span><text:span text:style-name="Source_20_Text"><text:span text:style-name="T112">value1,value2[,message]);</text:span></text:span></text:p>
            <text:p text:style-name="P29"><text:span text:style-name="Source_20_Text"><text:span text:style-name="T112">assertNotDeepStrictEqual</text:span></text:span><text:span text:style-name="Source_20_Text"><text:span text:style-name="T127">(</text:span></text:span><text:span text:style-name="Source_20_Text"><text:span text:style-name="T112">value1,value2[,message]);</text:span></text:span></text:p>
            <text:p text:style-name="P32"/>
            <text:p text:style-name="P33"><text:span text:style-name="Source_20_Text"><text:span text:style-name="T112">assertType</text:span></text:span><text:span text:style-name="Source_20_Text"><text:span text:style-name="T128">Of</text:span></text:span><text:span text:style-name="Source_20_Text"><text:span text:style-name="T112">(value,type</text:span></text:span><text:span text:style-name="Source_20_Text"><text:span text:style-name="T129">[,message]</text:span></text:span><text:span text:style-name="Source_20_Text"><text:span text:style-name="T112">);</text:span></text:span></text:p>
            <text:p text:style-name="P33"><text:span text:style-name="Source_20_Text"><text:span text:style-name="T112">assert</text:span></text:span><text:span text:style-name="Source_20_Text"><text:span text:style-name="T130">Not</text:span></text:span><text:span text:style-name="Source_20_Text"><text:span text:style-name="T112">Type</text:span></text:span><text:span text:style-name="Source_20_Text"><text:span text:style-name="T128">Of</text:span></text:span><text:span text:style-name="Source_20_Text"><text:span text:style-name="T112">(</text:span></text:span><text:span text:style-name="Source_20_Text"><text:span text:style-name="T131">value,</text:span></text:span><text:span text:style-name="Source_20_Text"><text:span text:style-name="T112">type</text:span></text:span><text:span text:style-name="Source_20_Text"><text:span text:style-name="T130">String</text:span></text:span><text:span text:style-name="Source_20_Text"><text:span text:style-name="T129">[,message]</text:span></text:span><text:span text:style-name="Source_20_Text"><text:span text:style-name="T112">);</text:span></text:span></text:p>
            <text:p text:style-name="P32"><text:span text:style-name="Source_20_Text"><text:span text:style-name="T121"/></text:span></text:p>
            <text:p text:style-name="P29"><text:span text:style-name="Source_20_Text"><text:span text:style-name="T112">assert</text:span></text:span><text:span text:style-name="Source_20_Text"><text:span text:style-name="T128">InstanceOf</text:span></text:span><text:span text:style-name="Source_20_Text"><text:span text:style-name="T112">(</text:span></text:span><text:span text:style-name="Source_20_Text"><text:span text:style-name="T131">value,</text:span></text:span><text:span text:style-name="Source_20_Text"><text:span text:style-name="T128">constructor</text:span></text:span><text:span text:style-name="Source_20_Text"><text:span text:style-name="T129">[,message]</text:span></text:span><text:span text:style-name="Source_20_Text"><text:span text:style-name="T112">);</text:span></text:span></text:p>
            <text:p text:style-name="P34"><text:span text:style-name="Source_20_Text"><text:span text:style-name="T112">assert</text:span></text:span><text:span text:style-name="Source_20_Text"><text:span text:style-name="T130">Not</text:span></text:span><text:span text:style-name="Source_20_Text"><text:span text:style-name="T128">InstanceOf</text:span></text:span><text:span text:style-name="Source_20_Text"><text:span text:style-name="T112">(</text:span></text:span><text:span text:style-name="Source_20_Text"><text:span text:style-name="T131">value,</text:span></text:span><text:span text:style-name="Source_20_Text"><text:span text:style-name="T128">constructor</text:span></text:span><text:span text:style-name="Source_20_Text"><text:span text:style-name="T129">[,message]</text:span></text:span><text:span text:style-name="Source_20_Text"><text:span text:style-name="T112">);</text:span></text:span></text:p>
            <text:p text:style-name="P32"><text:span text:style-name="Source_20_Text"><text:span text:style-name="T121"/></text:span></text:p>
            <text:p text:style-name="P32"><text:span text:style-name="Source_20_Text"><text:span text:style-name="T121">assertIsNil(value[,message]);</text:span></text:span></text:p>
            <text:p text:style-name="P32"><text:span text:style-name="Source_20_Text"><text:span text:style-name="T121">assertIsNotNil(value[,message]);</text:span></text:span></text:p>
            <text:p text:style-name="P35"><text:span text:style-name="Source_20_Text"><text:span text:style-name="T123"/></text:span></text:p>
            <text:p text:style-name="P32"><text:span text:style-name="Source_20_Text"><text:span text:style-name="T121">assertMatch(s</text:span></text:span><text:span text:style-name="Source_20_Text"><text:span text:style-name="T132">tring</text:span></text:span><text:span text:style-name="Source_20_Text"><text:span text:style-name="T121">,r</text:span></text:span><text:span text:style-name="Source_20_Text"><text:span text:style-name="T132">egexp</text:span></text:span><text:span text:style-name="Source_20_Text"><text:span text:style-name="T121">, m</text:span></text:span><text:span text:style-name="Source_20_Text"><text:span text:style-name="T132">essage</text:span></text:span><text:span text:style-name="Source_20_Text"><text:span text:style-name="T121">);</text:span></text:span></text:p>
            <text:p text:style-name="P29"><text:span text:style-name="Source_20_Text"><text:span text:style-name="T132">assertD</text:span></text:span><text:span text:style-name="Source_20_Text"><text:span text:style-name="T121">oesNotMatch(s</text:span></text:span><text:span text:style-name="Source_20_Text"><text:span text:style-name="T132">tring</text:span></text:span><text:span text:style-name="Source_20_Text"><text:span text:style-name="T121">, r</text:span></text:span><text:span text:style-name="Source_20_Text"><text:span text:style-name="T132">egexp</text:span></text:span><text:span text:style-name="Source_20_Text"><text:span text:style-name="T121">, m</text:span></text:span><text:span text:style-name="Source_20_Text"><text:span text:style-name="T132">essage</text:span></text:span><text:span text:style-name="Source_20_Text"><text:span text:style-name="T121">);</text:span></text:span></text:p>
          </table:table-cell>
          <table:table-cell table:style-name="Table5.C2" office:value-type="string">
            <text:p text:style-name="P36">sum(value1[,valueN]);</text:p>
            <text:p text:style-name="P36">avg(value1[,valueN]);</text:p>
            <text:p text:style-name="P36">product(value1[,valueN]);</text:p>
            <text:p text:style-name="P36">clamp(value,min,max);</text:p>
            <text:p text:style-name="P36"><text:span text:style-name="T133">minmax</text:span>(value,min,max);</text:p>
            <text:p text:style-name="P37"><text:span text:style-name="Source_20_Text"><text:span text:style-name="T16">inRange(value,min,max);</text:span></text:span></text:p>
            <text:p text:style-name="P37"><text:span text:style-name="Source_20_Text"><text:span text:style-name="T134">signbit(value);</text:span></text:span></text:p>
            <text:p text:style-name="P37"><text:span text:style-name="Source_20_Text"><text:span text:style-name="T134"/></text:span></text:p>
            <text:p text:style-name="P38"><text:span text:style-name="Source_20_Text"><text:span text:style-name="T16">randomInt([max]);</text:span></text:span></text:p>
            <text:p text:style-name="P38"><text:span text:style-name="Source_20_Text"><text:span text:style-name="T16">randomInt(min,max);</text:span></text:span></text:p>
            <text:p text:style-name="P38"><text:span text:style-name="Source_20_Text"><text:span text:style-name="T16">randomFloat([max]);</text:span></text:span></text:p>
            <text:p text:style-name="P38"><text:span text:style-name="Source_20_Text"><text:span text:style-name="T16">randomFloat(min,max);</text:span></text:span></text:p>
            <text:p text:style-name="P38"><text:span text:style-name="Source_20_Text"><text:span text:style-name="T134"/></text:span></text:p>
            <text:p text:style-name="P36">isEven(value);</text:p>
            <text:p text:style-name="P36">isOdd(valu<text:span text:style-name="T135">e</text:span>);</text:p>
            <text:p text:style-name="P39">isInt8(value);</text:p>
            <text:p text:style-name="P39">isInt16(value);</text:p>
            <text:p text:style-name="P39">isUInt32(value);</text:p>
            <text:p text:style-name="P39">isUInt8(value);</text:p>
            <text:p text:style-name="P39">isUInt16(value);</text:p>
            <text:p text:style-name="P39">isInt32(value);</text:p>
            <text:p text:style-name="P39">isBigInt64(value);</text:p>
            <text:p text:style-name="P40"><text:span text:style-name="T136">i</text:span><text:span text:style-name="T137">s</text:span>BigUInt64(value);</text:p>
            <text:p text:style-name="P40"><text:span text:style-name="T137">is</text:span>Float<text:span text:style-name="T138">16</text:span>(value);</text:p>
            <text:p text:style-name="P38"><text:span text:style-name="Source_20_Text"><text:span text:style-name="T134">isFloa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34">);</text:span></text:span></text:p>
            <text:p text:style-name="P38"><text:span text:style-name="Source_20_Text"><text:span text:style-name="T134"/></text:span></text:p>
            <text:p text:style-name="P38"><text:span text:style-name="Source_20_Text"><text:span text:style-name="T139">toInteger(valu</text:span></text:span><text:span text:style-name="Source_20_Text"><text:span text:style-name="T140">e</text:span></text:span><text:span text:style-name="Source_20_Text"><text:span text:style-name="T139">);</text:span></text:span></text:p>
            <text:p text:style-name="P41"><text:span text:style-name="Source_20_Text"><text:span text:style-name="T141">toIntegerOrInfinity(value);</text:span></text:span></text:p>
            <text:p text:style-name="P36"><text:span text:style-name="T142">t</text:span><text:span text:style-name="T143">oInt8(value);</text:span></text:p>
            <text:p text:style-name="P40">toInt16(value);</text:p>
            <text:p text:style-name="P40">toInt32(value);</text:p>
            <text:p text:style-name="P40">toUInt8(value);</text:p>
            <text:p text:style-name="P40">toUInt<text:span text:style-name="T144">1</text:span>6(value);</text:p>
            <text:p text:style-name="P40">toUInt32(value;</text:p>
            <text:p text:style-name="P40">toBigInt64(value);</text:p>
            <text:p text:style-name="P40">toBigUInt64(value);</text:p>
            <text:p text:style-name="P40"><text:span text:style-name="T144">toFloat</text:span><text:span text:style-name="T137">16</text:span><text:span text:style-name="T144">(value);</text:span></text:p>
            <text:p text:style-name="P39"><text:span text:style-name="Source_20_Text"><text:span text:style-name="T145">toFloat32(value);</text:span></text:span></text:p>
          </table:table-cell>
        </table:table-row>
      </table:table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3"><text:span text:style-name="Source_20_Text"><text:span text:style-name="T146">Collections </text:span></text:span><text:span text:style-name="Source_20_Text"><text:span text:style-name="T147">API</text:span></text:span></text:p>
          </table:table-cell>
          <table:covered-table-cell/>
          <table:table-cell table:style-name="Table4.C1" office:value-type="string">
            <text:p text:style-name="P44">Polyfills</text:p>
          </table:table-cell>
        </table:table-row>
        <table:table-row>
          <table:table-cell table:style-name="Table4.A2" table:number-rows-spanned="3" office:value-type="string">
            <text:p text:style-name="P45"><text:span text:style-name="Source_20_Text"><text:span text:style-name="T148">arrayDeepClone(array);</text:span></text:span></text:p>
            <text:p text:style-name="P45"><text:span text:style-name="Source_20_Text"><text:span text:style-name="T148">arrayMerge(target,so</text:span></text:span><text:span text:style-name="Source_20_Text"><text:span text:style-name="T149">ur</text:span></text:span><text:span text:style-name="Source_20_Text"><text:span text:style-name="T150">c</text:span></text:span><text:span text:style-name="Source_20_Text"><text:span text:style-name="T148">e</text:span></text:span><text:span text:style-name="Source_20_Text"><text:span text:style-name="T149">1</text:span></text:span><text:span text:style-name="Source_20_Text"><text:span text:style-name="T148">[,</text:span></text:span><text:span text:style-name="Source_20_Text"><text:span text:style-name="T150">s</text:span></text:span><text:span text:style-name="Source_20_Text"><text:span text:style-name="T149">ou</text:span></text:span><text:span text:style-name="Source_20_Text"><text:span text:style-name="T150">r</text:span></text:span><text:span text:style-name="Source_20_Text"><text:span text:style-name="T149">ce</text:span></text:span><text:span text:style-name="Source_20_Text"><text:span text:style-name="T148">N]);</text:span></text:span></text:p>
            <text:p text:style-name="P46"><text:span text:style-name="Source_20_Text"><text:span text:style-name="T151">arrayAdd</text:span></text:span><text:span text:style-name="Source_20_Text"><text:span text:style-name="T148">(array,value);</text:span></text:span></text:p>
            <text:p text:style-name="P46"><text:span text:style-name="Source_20_Text"><text:span text:style-name="T148">arrayClear(array); </text:span></text:span></text:p>
            <text:p text:style-name="P46"><text:span text:style-name="Source_20_Text"><text:span text:style-name="T152">arrayRemove(array,value[,all </text:span></text:span><text:span text:style-name="Source_20_Text"><text:span text:style-name="T153">= false</text:span></text:span><text:span text:style-name="Source_20_Text"><text:span text:style-name="T152">]);</text:span></text:span></text:p>
            <text:p text:style-name="P47"><text:span text:style-name="Source_20_Text"><text:span text:style-name="T152">arrayRemove</text:span></text:span><text:span text:style-name="Source_20_Text"><text:span text:style-name="T154">By</text:span></text:span><text:span text:style-name="Source_20_Text"><text:span text:style-name="T152">(array,c</text:span></text:span><text:span text:style-name="Source_20_Text"><text:span text:style-name="T154">allback</text:span></text:span><text:span text:style-name="Source_20_Text"><text:span text:style-name="T152">[,all</text:span></text:span><text:span text:style-name="Source_20_Text"><text:span text:style-name="T153">=false</text:span></text:span><text:span text:style-name="Source_20_Text"><text:span text:style-name="T152">]);</text:span></text:span></text:p>
            <text:p text:style-name="P48"><text:span text:style-name="Source_20_Text"><text:span text:style-name="T155"/></text:span></text:p>
            <text:p text:style-name="P48"><text:span text:style-name="Source_20_Text"><text:span text:style-name="T155">arrayRange([start=0[,end = </text:span></text:span><text:span text:style-name="Source_20_Text"><text:span text:style-name="T156">99</text:span></text:span><text:span text:style-name="Source_20_Text"><text:span text:style-name="T155">[,step = 1]]]);</text:span></text:span></text:p>
            <text:p text:style-name="P49"><text:span text:style-name="Source_20_Text"><text:span text:style-name="T157">iterRange([start=0[,step=1[,end=Infinity]]]);</text:span></text:span></text:p>
            <text:p text:style-name="P49"><text:span text:style-name="Source_20_Text"><text:span text:style-name="T157"/></text:span></text:p>
            <text:p text:style-name="P50"><text:span text:style-name="Source_20_Text"><text:span text:style-name="T9">arrayCycle(i</text:span></text:span><text:span text:style-name="Source_20_Text"><text:span text:style-name="T158">terator</text:span></text:span><text:span text:style-name="Source_20_Text"><text:span text:style-name="T9">[,n </text:span></text:span><text:span text:style-name="Source_20_Text"><text:span text:style-name="T159">= 100</text:span></text:span><text:span text:style-name="Source_20_Text"><text:span text:style-name="T9">]);</text:span></text:span></text:p>
            <text:p text:style-name="P49"><text:span text:style-name="Source_20_Text"><text:span text:style-name="T157">iterCycle(iter</text:span></text:span><text:span text:style-name="Source_20_Text"><text:span text:style-name="T160">ator</text:span></text:span><text:span text:style-name="Source_20_Text"><text:span text:style-name="T157">[,n </text:span></text:span><text:span text:style-name="Source_20_Text"><text:span text:style-name="T161">= Infinity</text:span></text:span><text:span text:style-name="Source_20_Text"><text:span text:style-name="T157">]);</text:span></text:span></text:p>
            <text:p text:style-name="P51"><text:span text:style-name="Source_20_Text"><text:span text:style-name="T9"/></text:span></text:p>
            <text:p text:style-name="P51"><text:span text:style-name="Source_20_Text"><text:span text:style-name="T9">arrayRepeat(value[,n </text:span></text:span><text:span text:style-name="Source_20_Text"><text:span text:style-name="T162">= 100</text:span></text:span><text:span text:style-name="Source_20_Text"><text:span text:style-name="T9">]);</text:span></text:span></text:p>
            <text:p text:style-name="P49"><text:span text:style-name="Source_20_Text"><text:span text:style-name="T9">iterRepeat(value[,n </text:span></text:span><text:span text:style-name="Source_20_Text"><text:span text:style-name="T161">= Infinity</text:span></text:span><text:span text:style-name="Source_20_Text"><text:span text:style-name="T9">]);</text:span></text:span></text:p>
            <text:p text:style-name="P52"><text:span text:style-name="Source_20_Text"><text:span text:style-name="T163"/></text:span></text:p>
            <text:p text:style-name="P52"><text:span text:style-name="Source_20_Text"><text:span text:style-name="T163">unique(iterator[,resolver]);</text:span></text:span></text:p>
            <text:p text:style-name="P52"><text:span text:style-name="Source_20_Text"><text:span text:style-name="T157">slice(i</text:span></text:span><text:span text:style-name="Source_20_Text"><text:span text:style-name="T158">terator</text:span></text:span><text:span text:style-name="Source_20_Text"><text:span text:style-name="T157">[,begin=0[,end = Infinity]]);</text:span></text:span></text:p>
            <text:p text:style-name="P50"><text:span text:style-name="Source_20_Text"><text:span text:style-name="T157">withOut(i</text:span></text:span><text:span text:style-name="Source_20_Text"><text:span text:style-name="T158">terator</text:span></text:span><text:span text:style-name="Source_20_Text"><text:span text:style-name="T157">,filter</text:span></text:span><text:span text:style-name="Source_20_Text"><text:span text:style-name="T158">Iterator</text:span></text:span><text:span text:style-name="Source_20_Text"><text:span text:style-name="T157">);</text:span></text:span></text:p>
            <text:p text:style-name="P53"><text:span text:style-name="Source_20_Text"><text:span text:style-name="T9"/></text:span></text:p>
            <text:p text:style-name="P53"><text:span text:style-name="Source_20_Text"><text:span text:style-name="T9">reduce(i</text:span></text:span><text:span text:style-name="Source_20_Text"><text:span text:style-name="T158">terator</text:span></text:span><text:span text:style-name="Source_20_Text"><text:span text:style-name="T9">,callback[,initialvalue]);</text:span></text:span></text:p>
            <text:p text:style-name="P53"><text:span text:style-name="Source_20_Text"><text:span text:style-name="T164">count</text:span></text:span><text:span text:style-name="Source_20_Text"><text:span text:style-name="T9">(i</text:span></text:span><text:span text:style-name="Source_20_Text"><text:span text:style-name="T158">terator</text:span></text:span><text:span text:style-name="Source_20_Text"><text:span text:style-name="T9">,callback);</text:span></text:span></text:p>
            <text:p text:style-name="P53"><text:span text:style-name="Source_20_Text"><text:span text:style-name="T9"/></text:span></text:p>
            <text:p text:style-name="P53"><text:span text:style-name="Source_20_Text"><text:span text:style-name="T9">take(i</text:span></text:span><text:span text:style-name="Source_20_Text"><text:span text:style-name="T158">terator</text:span></text:span><text:span text:style-name="Source_20_Text"><text:span text:style-name="T9">[,n </text:span></text:span><text:span text:style-name="Source_20_Text"><text:span text:style-name="T165">= 1</text:span></text:span><text:span text:style-name="Source_20_Text"><text:span text:style-name="T9">]);</text:span></text:span></text:p>
            <text:p text:style-name="P53"><text:span text:style-name="Source_20_Text"><text:span text:style-name="T9">takeWhile(i</text:span></text:span><text:span text:style-name="Source_20_Text"><text:span text:style-name="T158">terator</text:span></text:span><text:span text:style-name="Source_20_Text"><text:span text:style-name="T9">,callback);</text:span></text:span></text:p>
            <text:p text:style-name="P53"><text:span text:style-name="Source_20_Text"><text:span text:style-name="T9">takeRight(i</text:span></text:span><text:span text:style-name="Source_20_Text"><text:span text:style-name="T158">terator</text:span></text:span><text:span text:style-name="Source_20_Text"><text:span text:style-name="T9">[,n </text:span></text:span><text:span text:style-name="Source_20_Text"><text:span text:style-name="T165">= 1</text:span></text:span><text:span text:style-name="Source_20_Text"><text:span text:style-name="T9">]);</text:span></text:span></text:p>
            <text:p text:style-name="P53"><text:span text:style-name="Source_20_Text"><text:span text:style-name="T9">takeRightWhile(i</text:span></text:span><text:span text:style-name="Source_20_Text"><text:span text:style-name="T158">terator</text:span></text:span><text:span text:style-name="Source_20_Text"><text:span text:style-name="T9">,callback);</text:span></text:span></text:p>
            <text:p text:style-name="P53"><text:span text:style-name="Source_20_Text"><text:span text:style-name="T9"/></text:span></text:p>
            <text:p text:style-name="P53"><text:span text:style-name="Source_20_Text"><text:span text:style-name="T9">drop(i</text:span></text:span><text:span text:style-name="Source_20_Text"><text:span text:style-name="T158">terator</text:span></text:span><text:span text:style-name="Source_20_Text"><text:span text:style-name="T9">[,n </text:span></text:span><text:span text:style-name="Source_20_Text"><text:span text:style-name="T165">= 1</text:span></text:span><text:span text:style-name="Source_20_Text"><text:span text:style-name="T9">]);</text:span></text:span><text:span text:style-name="Source_20_Text"><text:span text:style-name="T166"> </text:span></text:span></text:p>
            <text:p text:style-name="P53"><text:span text:style-name="Source_20_Text"><text:span text:style-name="T9">dropWhile(i</text:span></text:span><text:span text:style-name="Source_20_Text"><text:span text:style-name="T158">terator</text:span></text:span><text:span text:style-name="Source_20_Text"><text:span text:style-name="T9">,callback);</text:span></text:span></text:p>
            <text:p text:style-name="P53"><text:span text:style-name="Source_20_Text"><text:span text:style-name="T9">dropRight(i</text:span></text:span><text:span text:style-name="Source_20_Text"><text:span text:style-name="T158">terator</text:span></text:span><text:span text:style-name="Source_20_Text"><text:span text:style-name="T9">[,n </text:span></text:span><text:span text:style-name="Source_20_Text"><text:span text:style-name="T165">= 1</text:span></text:span><text:span text:style-name="Source_20_Text"><text:span text:style-name="T9">]);</text:span></text:span></text:p>
            <text:p text:style-name="P53"><text:span text:style-name="Source_20_Text"><text:span text:style-name="T9">dropRightWhile(i</text:span></text:span><text:span text:style-name="Source_20_Text"><text:span text:style-name="T158">terator</text:span></text:span><text:span text:style-name="Source_20_Text"><text:span text:style-name="T9">,callback);</text:span></text:span></text:p>
            <text:p text:style-name="P53"><text:span text:style-name="Source_20_Text"><text:span text:style-name="T9"/></text:span></text:p>
            <text:p text:style-name="P53"><text:span text:style-name="Source_20_Text"><text:span text:style-name="T9">isSuperset();</text:span></text:span></text:p>
            <text:p text:style-name="P53"><text:span text:style-name="Source_20_Text"><text:span text:style-name="T9">setDifference();</text:span></text:span></text:p>
            <text:p text:style-name="P53"><text:span text:style-name="Source_20_Text"><text:span text:style-name="T9">setIntersection();</text:span></text:span></text:p>
            <text:p text:style-name="P53"><text:span text:style-name="Source_20_Text"><text:span text:style-name="T9">setSymmetricDifference();</text:span></text:span></text:p>
            <text:p text:style-name="P53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50"><text:span text:style-name="Source_20_Text"><text:span text:style-name="T167">forEach</text:span></text:span><text:span text:style-name="Source_20_Text"><text:span text:style-name="T157">(i</text:span></text:span><text:span text:style-name="Source_20_Text"><text:span text:style-name="T158">terator</text:span></text:span><text:span text:style-name="Source_20_Text"><text:span text:style-name="T157">,callback);</text:span></text:span></text:p>
            <text:p text:style-name="P54"><text:span text:style-name="Source_20_Text"><text:span text:style-name="T168">map(i</text:span></text:span><text:span text:style-name="Source_20_Text"><text:span text:style-name="T169">terator</text:span></text:span><text:span text:style-name="Source_20_Text"><text:span text:style-name="T168">,callback);</text:span></text:span></text:p>
            <text:p text:style-name="P53"><text:span text:style-name="Source_20_Text"><text:span text:style-name="T157">enumerate(i</text:span></text:span><text:span text:style-name="Source_20_Text"><text:span text:style-name="T158">terator</text:span></text:span><text:span text:style-name="Source_20_Text"><text:span text:style-name="T157">[,offset = 0]);</text:span></text:span></text:p>
            <text:p text:style-name="P53"><text:span text:style-name="Source_20_Text"><text:span text:style-name="T9">size(i</text:span></text:span><text:span text:style-name="Source_20_Text"><text:span text:style-name="T158">terator</text:span></text:span><text:span text:style-name="Source_20_Text"><text:span text:style-name="T9">);</text:span></text:span></text:p>
            <text:p text:style-name="P55"><text:span text:style-name="Source_20_Text"><text:span text:style-name="T170"/></text:span></text:p>
            <text:p text:style-name="P53"><text:span text:style-name="Source_20_Text"><text:span text:style-name="T9">every(i</text:span></text:span><text:span text:style-name="Source_20_Text"><text:span text:style-name="T158">terator</text:span></text:span><text:span text:style-name="Source_20_Text"><text:span text:style-name="T9">,c</text:span></text:span><text:span text:style-name="Source_20_Text"><text:span text:style-name="T171">allback</text:span></text:span><text:span text:style-name="Source_20_Text"><text:span text:style-name="T9">);</text:span></text:span></text:p>
            <text:p text:style-name="P53"><text:span text:style-name="Source_20_Text"><text:span text:style-name="T9">some(i</text:span></text:span><text:span text:style-name="Source_20_Text"><text:span text:style-name="T158">terator</text:span></text:span><text:span text:style-name="Source_20_Text"><text:span text:style-name="T9">,c</text:span></text:span><text:span text:style-name="Source_20_Text"><text:span text:style-name="T171">allback</text:span></text:span><text:span text:style-name="Source_20_Text"><text:span text:style-name="T9">);</text:span></text:span><text:span text:style-name="Source_20_Text"><text:span text:style-name="T172"> </text:span></text:span></text:p>
            <text:p text:style-name="P53"><text:span text:style-name="Source_20_Text"><text:span text:style-name="T157">none(i</text:span></text:span><text:span text:style-name="Source_20_Text"><text:span text:style-name="T158">terator</text:span></text:span><text:span text:style-name="Source_20_Text"><text:span text:style-name="T157">,c</text:span></text:span><text:span text:style-name="Source_20_Text"><text:span text:style-name="T171">allback</text:span></text:span><text:span text:style-name="Source_20_Text"><text:span text:style-name="T157">);</text:span></text:span></text:p>
            <text:p text:style-name="P53"><text:span text:style-name="Source_20_Text"><text:span text:style-name="T157"/></text:span></text:p>
            <text:p text:style-name="P53"><text:span text:style-name="Source_20_Text"><text:span text:style-name="T9">includes(i</text:span></text:span><text:span text:style-name="Source_20_Text"><text:span text:style-name="T158">terator</text:span></text:span><text:span text:style-name="Source_20_Text"><text:span text:style-name="T9">,value);</text:span></text:span></text:p>
            <text:p text:style-name="P53"><text:span text:style-name="Source_20_Text"><text:span text:style-name="T173">contains</text:span></text:span><text:span text:style-name="Source_20_Text"><text:span text:style-name="T9">(i</text:span></text:span><text:span text:style-name="Source_20_Text"><text:span text:style-name="T158">terator</text:span></text:span><text:span text:style-name="Source_20_Text"><text:span text:style-name="T9">,value);</text:span></text:span></text:p>
            <text:p text:style-name="P53"><text:span text:style-name="Source_20_Text"><text:span text:style-name="T9">find(i</text:span></text:span><text:span text:style-name="Source_20_Text"><text:span text:style-name="T158">terator</text:span></text:span><text:span text:style-name="Source_20_Text"><text:span text:style-name="T9">,c</text:span></text:span><text:span text:style-name="Source_20_Text"><text:span text:style-name="T171">allback</text:span></text:span><text:span text:style-name="Source_20_Text"><text:span text:style-name="T9">);</text:span></text:span></text:p>
            <text:p text:style-name="P53"><text:span text:style-name="Source_20_Text"><text:span text:style-name="T9">findLast(i</text:span></text:span><text:span text:style-name="Source_20_Text"><text:span text:style-name="T158">terator</text:span></text:span><text:span text:style-name="Source_20_Text"><text:span text:style-name="T9">,callback);</text:span></text:span></text:p>
            <text:p text:style-name="P53"><text:span text:style-name="Source_20_Text"><text:span text:style-name="T9">filter(i</text:span></text:span><text:span text:style-name="Source_20_Text"><text:span text:style-name="T158">terator</text:span></text:span><text:span text:style-name="Source_20_Text"><text:span text:style-name="T9">,c</text:span></text:span><text:span text:style-name="Source_20_Text"><text:span text:style-name="T171">allback</text:span></text:span><text:span text:style-name="Source_20_Text"><text:span text:style-name="T9">);</text:span></text:span></text:p>
            <text:p text:style-name="P53"><text:span text:style-name="Source_20_Text"><text:span text:style-name="T174">reject(i</text:span></text:span><text:span text:style-name="Source_20_Text"><text:span text:style-name="T158">terator</text:span></text:span><text:span text:style-name="Source_20_Text"><text:span text:style-name="T174">,c</text:span></text:span><text:span text:style-name="Source_20_Text"><text:span text:style-name="T171">allback</text:span></text:span><text:span text:style-name="Source_20_Text"><text:span text:style-name="T174">);</text:span></text:span></text:p>
            <text:p text:style-name="P50"><text:span text:style-name="Source_20_Text"><text:span text:style-name="T175">p</text:span></text:span><text:span text:style-name="Source_20_Text"><text:span text:style-name="T176">artition(i</text:span></text:span><text:span text:style-name="Source_20_Text"><text:span text:style-name="T177">terator</text:span></text:span><text:span text:style-name="Source_20_Text"><text:span text:style-name="T176">,c</text:span></text:span><text:span text:style-name="Source_20_Text"><text:span text:style-name="T178">a</text:span></text:span><text:span text:style-name="Source_20_Text"><text:span text:style-name="T179">llb</text:span></text:span><text:span text:style-name="Source_20_Text"><text:span text:style-name="T178">a</text:span></text:span><text:span text:style-name="Source_20_Text"><text:span text:style-name="T179">ck</text:span></text:span><text:span text:style-name="Source_20_Text"><text:span text:style-name="T176">);</text:span></text:span></text:p>
            <text:p text:style-name="P56"><text:span text:style-name="Source_20_Text"><text:span text:style-name="T180"/></text:span></text:p>
            <text:p text:style-name="P50"><text:span text:style-name="Source_20_Text"><text:span text:style-name="T9">zip(i</text:span></text:span><text:span text:style-name="Source_20_Text"><text:span text:style-name="T158">terator1</text:span></text:span><text:span text:style-name="Source_20_Text"><text:span text:style-name="T9">[,</text:span></text:span><text:span text:style-name="Source_20_Text"><text:span text:style-name="T158">iteratorN</text:span></text:span><text:span text:style-name="Source_20_Text"><text:span text:style-name="T9">]);</text:span></text:span></text:p>
            <text:p text:style-name="P57"><text:span text:style-name="Source_20_Text"><text:span text:style-name="T181">unzip(i</text:span></text:span><text:span text:style-name="Source_20_Text"><text:span text:style-name="T177">terator</text:span></text:span><text:span text:style-name="Source_20_Text"><text:span text:style-name="T181">);</text:span></text:span></text:p>
            <text:p text:style-name="P57"><text:span text:style-name="Source_20_Text"><text:span text:style-name="T181">zipObj(i</text:span></text:span><text:span text:style-name="Source_20_Text"><text:span text:style-name="T177">terator1</text:span></text:span><text:span text:style-name="Source_20_Text"><text:span text:style-name="T181">,i</text:span></text:span><text:span text:style-name="Source_20_Text"><text:span text:style-name="T177">terator1</text:span></text:span><text:span text:style-name="Source_20_Text"><text:span text:style-name="T181">);</text:span></text:span></text:p>
            <text:p text:style-name="P53"><text:span text:style-name="Source_20_Text"><text:span text:style-name="T180">shuffle(i</text:span></text:span><text:span text:style-name="Source_20_Text"><text:span text:style-name="T158">terator</text:span></text:span><text:span text:style-name="Source_20_Text"><text:span text:style-name="T180">);</text:span></text:span></text:p>
            <text:p text:style-name="P53"><text:span text:style-name="Source_20_Text"><text:span text:style-name="T180"/></text:span></text:p>
            <text:p text:style-name="P58"><text:span text:style-name="Source_20_Text"><text:span text:style-name="T9">min(v</text:span></text:span><text:span text:style-name="Source_20_Text"><text:span text:style-name="T182">alue1[,valueN]</text:span></text:span><text:span text:style-name="Source_20_Text"><text:span text:style-name="T9">);</text:span></text:span></text:p>
            <text:p text:style-name="P59"><text:span text:style-name="Source_20_Text"><text:span text:style-name="T183">max(v</text:span></text:span><text:span text:style-name="Source_20_Text"><text:span text:style-name="T184">alue1[,valueN]</text:span></text:span><text:span text:style-name="Source_20_Text"><text:span text:style-name="T183">);</text:span></text:span></text:p>
            <text:p text:style-name="P53"><text:span text:style-name="Source_20_Text"><text:span text:style-name="T185">sort(i</text:span></text:span><text:span text:style-name="Source_20_Text"><text:span text:style-name="T158">terator</text:span></text:span><text:span text:style-name="Source_20_Text"><text:span text:style-name="T186">[</text:span></text:span><text:span text:style-name="Source_20_Text"><text:span text:style-name="T185">,number</text:span></text:span><text:span text:style-name="Source_20_Text"><text:span text:style-name="T187">s = false</text:span></text:span><text:span text:style-name="Source_20_Text"><text:span text:style-name="T186">]</text:span></text:span><text:span text:style-name="Source_20_Text"><text:span text:style-name="T185">);</text:span></text:span></text:p>
            <text:p text:style-name="P53"><text:span text:style-name="Source_20_Text"><text:span text:style-name="T180">reverse(i</text:span></text:span><text:span text:style-name="Source_20_Text"><text:span text:style-name="T158">terator</text:span></text:span><text:span text:style-name="Source_20_Text"><text:span text:style-name="T180">);</text:span></text:span></text:p>
            <text:p text:style-name="P58"><text:span text:style-name="Source_20_Text"><text:span text:style-name="T9"/></text:span></text:p>
            <text:p text:style-name="P50"><text:span text:style-name="Source_20_Text"><text:span text:style-name="T9">item(i</text:span></text:span><text:span text:style-name="Source_20_Text"><text:span text:style-name="T158">terator</text:span></text:span><text:span text:style-name="Source_20_Text"><text:span text:style-name="T9">,index);</text:span></text:span></text:p>
            <text:p text:style-name="P50"><text:span text:style-name="Source_20_Text"><text:span text:style-name="T188">nth(i</text:span></text:span><text:span text:style-name="Source_20_Text"><text:span text:style-name="T158">terator</text:span></text:span><text:span text:style-name="Source_20_Text"><text:span text:style-name="T188">,index);</text:span></text:span></text:p>
            <text:p text:style-name="P53"><text:span text:style-name="Source_20_Text"><text:span text:style-name="T9">first(i</text:span></text:span><text:span text:style-name="Source_20_Text"><text:span text:style-name="T158">terator</text:span></text:span><text:span text:style-name="Source_20_Text"><text:span text:style-name="T9">);</text:span></text:span></text:p>
            <text:p text:style-name="P53"><text:span text:style-name="Source_20_Text"><text:span text:style-name="T189">head(i</text:span></text:span><text:span text:style-name="Source_20_Text"><text:span text:style-name="T177">terator</text:span></text:span><text:span text:style-name="Source_20_Text"><text:span text:style-name="T189">);</text:span></text:span></text:p>
            <text:p text:style-name="P60"><text:span text:style-name="Source_20_Text"><text:span text:style-name="T148">last(i</text:span></text:span><text:span text:style-name="Source_20_Text"><text:span text:style-name="T169">terator</text:span></text:span><text:span text:style-name="Source_20_Text"><text:span text:style-name="T148">);</text:span></text:span></text:p>
            <text:p text:style-name="P61">initial(i<text:span text:style-name="Source_20_Text"><text:span text:style-name="T190">terator</text:span></text:span>);</text:p>
            <text:p text:style-name="P53"><text:span text:style-name="Source_20_Text"><text:span text:style-name="T9">tail(i</text:span></text:span><text:span text:style-name="Source_20_Text"><text:span text:style-name="T158">terator</text:span></text:span><text:span text:style-name="Source_20_Text"><text:span text:style-name="T9">);</text:span></text:span></text:p>
            <text:p text:style-name="P53"><text:span text:style-name="Source_20_Text"><text:span text:style-name="T9"/></text:span></text:p>
            <text:p text:style-name="P53"><text:span text:style-name="Source_20_Text"><text:span text:style-name="T191">flat(i</text:span></text:span><text:span text:style-name="Source_20_Text"><text:span text:style-name="T158">terator</text:span></text:span><text:span text:style-name="Source_20_Text"><text:span text:style-name="T191">);</text:span></text:span></text:p>
            <text:p text:style-name="P53"><text:span text:style-name="Source_20_Text"><text:span text:style-name="T9">concat(i</text:span></text:span><text:span text:style-name="Source_20_Text"><text:span text:style-name="T158">terator1</text:span></text:span><text:span text:style-name="Source_20_Text"><text:span text:style-name="T9">[,</text:span></text:span><text:span text:style-name="Source_20_Text"><text:span text:style-name="T158">iteratorN</text:span></text:span><text:span text:style-name="Source_20_Text"><text:span text:style-name="T9">]);</text:span></text:span></text:p>
            <text:p text:style-name="P53"><text:span text:style-name="Source_20_Text"><text:span text:style-name="T157">join(i</text:span></text:span><text:span text:style-name="Source_20_Text"><text:span text:style-name="T158">terator</text:span></text:span><text:span text:style-name="Source_20_Text"><text:span text:style-name="T157">[,separator </text:span></text:span><text:span text:style-name="Source_20_Text"><text:span text:style-name="T192">= ","</text:span></text:span><text:span text:style-name="Source_20_Text"><text:span text:style-name="T157">]);</text:span></text:span></text:p>
          </table:table-cell>
          <table:table-cell table:style-name="Table4.C2" office:value-type="string">
            <text:p text:style-name="P62"><text:span text:style-name="Source_20_Text"><text:span text:style-name="T9"/></text:span></text:p>
            <text:p text:style-name="P63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8">Array.fromAsync(); </text:span></text:span></text:a></text:p>
            <text:p text:style-name="P63"><text:span text:style-name="Source_20_Text"><text:span text:style-name="T148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3">Array.prototype.toReversed();</text:span></text:span></text:a></text:p>
            <text:p text:style-name="P62"><text:span text:style-name="Source_20_Text"><text:span text:style-name="T9"/></text:span></text:p>
            <text:p text:style-name="P62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8">Array.prototype.toSorted();</text:span></text:span></text:a></text:p>
            <text:p text:style-name="P62"><text:span text:style-name="Source_20_Text"><text:span text:style-name="T9"/></text:span></text:p>
            <text:p text:style-name="P62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8">Array.prototype.toSpliced();</text:span></text:span></text:a></text:p>
            <text:p text:style-name="P62"><text:span text:style-name="Source_20_Text"><text:span text:style-name="T9"/></text:span></text:p>
            <text:p text:style-name="P62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8">Array.prototype.with();</text:span></text:span></text:a></text:p>
            <text:p text:style-name="P64"><text:span text:style-name="Source_20_Text"><text:span text:style-name="T9"/></text:span></text:p>
            <text:p text:style-name="P64"><text:a xlink:type="simple" xlink:href="https://developer.mozilla.org/en-US/docs/Web/API/Crypto/randomUUID" text:style-name="Internet_20_link" text:visited-style-name="Visited_20_Internet_20_Link"><text:span text:style-name="Source_20_Text"><text:span text:style-name="T148">crypto.randomUUID();</text:span></text:span></text:a></text:p>
            <text:p text:style-name="P64"><text:span text:style-name="Source_20_Text"><text:span text:style-name="T9"/></text:span></text:p>
            <text:p text:style-name="P65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4">Error.isError();</text:span></text:span></text:a></text:p>
            <text:p text:style-name="P64"><text:span text:style-name="Source_20_Text"><text:span text:style-name="T9"/></text:span></text:p>
            <text:p text:style-name="P64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8">globalThis;</text:span></text:span></text:a></text:p>
            <text:p text:style-name="P64"><text:span text:style-name="Source_20_Text"><text:span text:style-name="T9"/></text:span></text:p>
            <text:p text:style-name="P64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8">Map.groupBy();</text:span></text:span></text:a></text:p>
            <text:p text:style-name="P66"><text:span text:style-name="Source_20_Text"><text:span text:style-name="T9"/></text:span></text:p>
            <text:p text:style-name="P66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8">Math.sumPrecise();</text:span></text:span></text:a></text:p>
            <text:p text:style-name="P66"><text:span text:style-name="Source_20_Text"><text:span text:style-name="T9"/></text:span></text:p>
            <text:p text:style-name="P64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5">Object.groupBy();</text:span></text:span></text:a></text:p>
            <text:p text:style-name="P64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8">Object</text:span></text:span><text:span text:style-name="Source_20_Text"><text:span text:style-name="T196">.</text:span></text:span><text:span text:style-name="Source_20_Text"><text:span text:style-name="T197">hasOwn();</text:span></text:span></text:a></text:p>
            <text:p text:style-name="P64"><text:span text:style-name="Source_20_Text"><text:span text:style-name="T9"/></text:span></text:p>
            <text:p text:style-name="P67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98">TypedArray.prototype.toReversed();</text:span></text:span></text:a><text:span text:style-name="T148"/></text:p>
            <text:p text:style-name="P67"><text:span text:style-name="Source_20_Text"><text:span text:style-name="T170"/></text:span></text:p>
            <text:p text:style-name="P67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98">TypedArray.prototype.toSorted();</text:span></text:span></text:a><text:span text:style-name="T148"/></text:p>
            <text:p text:style-name="P67"><text:span text:style-name="Source_20_Text"><text:span text:style-name="T170"/></text:span></text:p>
            <text:p text:style-name="P67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98">TypedArray.prototype.with();</text:span></text:span></text:a></text:p>
            <text:p text:style-name="P67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8"><text:span text:style-name="T199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9"><text:span text:style-name="Source_20_Text"><text:span text:style-name="T9"/></text:span></text:p>
            <text:p text:style-name="P69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48">BigInt.prototype.toJSON();</text:span></text:span></text:a></text:p>
            <text:p text:style-name="P70"><text:span text:style-name="Source_20_Text"><text:span text:style-name="T200"/></text:span></text:p>
            <text:p text:style-name="P70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01">window.</text:span></text:span><text:span text:style-name="Source_20_Text"><text:span text:style-name="T202">A</text:span></text:span><text:span text:style-name="Source_20_Text"><text:span text:style-name="T148">syncFunction</text:span></text:span><text:span text:style-name="Source_20_Text"><text:span text:style-name="T202">();</text:span></text:span></text:a></text:p>
            <text:p text:style-name="P70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1">window.</text:span></text:span><text:span text:style-name="Source_20_Text"><text:span text:style-name="T148">GeneratorFunction();</text:span></text:span></text:a></text:p>
            <text:p text:style-name="P70"><text:span text:style-name="Source_20_Text"><text:span text:style-name="T9"/></text:span></text:p>
          </table:table-cell>
        </table:table-row>
      </table:table>
      <text:p text:style-name="P71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2">AJAX and CORS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8"><text:span text:style-name="Source_20_Text"><text:span text:style-name="T16"/></text:span></text:p>
            <text:p text:style-name="P38"><text:span text:style-name="Source_20_Text"><text:span text:style-name="T16">getText(url,success);</text:span></text:span></text:p>
            <text:p text:style-name="P38"><text:span text:style-name="Source_20_Text"><text:span text:style-name="T16"/></text:span></text:p>
            <text:p text:style-name="P38"><text:span text:style-name="Source_20_Text"><text:span text:style-name="T16">getJson(url,success);</text:span></text:span></text:p>
            <text:p text:style-name="P38"><text:span text:style-name="Source_20_Text"><text:span text:style-name="T134"/></text:span></text:p>
            <text:p text:style-name="P38"><text:span text:style-name="Source_20_Text"><text:span text:style-name="T134">ajax(Options obje</text:span></text:span><text:span text:style-name="Source_20_Text"><text:span text:style-name="T203">ct</text:span></text:span><text:span text:style-name="Source_20_Text"><text:span text:style-name="T134">);</text:span></text:span></text:p>
            <text:p text:style-name="P38"><text:span text:style-name="Source_20_Text"><text:span text:style-name="T134"/></text:span></text:p>
          </table:table-cell>
          <table:table-cell table:style-name="Table2.B2" office:value-type="string">
            <text:p text:style-name="P38"><text:span text:style-name="Source_20_Text"><text:span text:style-name="T204"/></text:span></text:p>
            <text:p text:style-name="P38"><text:span text:style-name="Source_20_Text"><text:span text:style-name="T204">Options object properties (* = default value):</text:span></text:span><text:span text:style-name="Source_20_Text"><text:span text:style-name="T139"> </text:span></text:span></text:p>
            <text:p text:style-name="P38"><text:span text:style-name="Source_20_Text"><text:span text:style-name="T139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3"><text:span text:style-name="Source_20_Text"><text:span text:style-name="T205">Property</text:span></text:span></text:p>
                </table:table-cell>
                <table:table-cell table:style-name="Table6.B1" office:value-type="string">
                  <text:p text:style-name="P74"><text:span text:style-name="T206">V</text:span>alue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39">url</text:span></text:span></text:p>
                </table:table-cell>
                <table:table-cell table:style-name="Table6.B2" office:value-type="string">
                  <text:p text:style-name="P73"><text:span text:style-name="Source_20_Text"><text:span text:style-name="T207">string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39">data</text:span></text:span></text:p>
                </table:table-cell>
                <table:table-cell table:style-name="Table6.B3" office:value-type="string">
                  <text:p text:style-name="P73"><text:span text:style-name="Source_20_Text"><text:span text:style-name="T207">string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39">queryType</text:span></text:span></text:p>
                </table:table-cell>
                <table:table-cell table:style-name="Table6.B4" office:value-type="string">
                  <text:p text:style-name="P73"><text:span text:style-name="Source_20_Text"><text:span text:style-name="T208">*</text:span></text:span><text:span text:style-name="Source_20_Text"><text:span text:style-name="T207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39">type</text:span></text:span></text:p>
                </table:table-cell>
                <table:table-cell table:style-name="Table6.B5" office:value-type="string">
                  <text:p text:style-name="P73"><text:span text:style-name="Source_20_Text"><text:span text:style-name="T208">*</text:span></text:span><text:span text:style-name="Source_20_Text"><text:span text:style-name="T207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39">success</text:span></text:span></text:p>
                </table:table-cell>
                <table:table-cell table:style-name="Table6.B6" office:value-type="string">
                  <text:p text:style-name="P73"><text:span text:style-name="Source_20_Text"><text:span text:style-name="T207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39">error</text:span></text:span></text:p>
                </table:table-cell>
                <table:table-cell table:style-name="Table6.B7" office:value-type="string">
                  <text:p text:style-name="P73"><text:span text:style-name="Source_20_Text"><text:span text:style-name="T207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39">format</text:span></text:span></text:p>
                </table:table-cell>
                <table:table-cell table:style-name="Table6.B8" office:value-type="string">
                  <text:p text:style-name="P73"><text:span text:style-name="Source_20_Text"><text:span text:style-name="T208">*</text:span></text:span><text:span text:style-name="Source_20_Text"><text:span text:style-name="T207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39">user</text:span></text:span></text:p>
                </table:table-cell>
                <table:table-cell table:style-name="Table6.B9" office:value-type="string">
                  <text:p text:style-name="P73"><text:span text:style-name="Source_20_Text"><text:span text:style-name="T207">string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39">password</text:span></text:span></text:p>
                </table:table-cell>
                <table:table-cell table:style-name="Table6.B10" office:value-type="string">
                  <text:p text:style-name="P73"><text:span text:style-name="Source_20_Text"><text:span text:style-name="T207">string</text:span></text:span></text:p>
                </table:table-cell>
              </table:table-row>
            </table:table>
            <text:p text:style-name="P38"><text:span text:style-name="Source_20_Text"><text:span text:style-name="T209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5"><text:span text:style-name="Source_20_Text"><text:span text:style-name="T210">Cookie</text:span></text:span><text:span text:style-name="Source_20_Text"><text:span text:style-name="T211"> </text:span></text:span><text:span text:style-name="Source_20_Text"><text:span text:style-name="T212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6"><text:span text:style-name="Source_20_Text"><text:span text:style-name="T16"/></text:span></text:p>
            <text:p text:style-name="P76"><text:span text:style-name="Source_20_Text"><text:span text:style-name="T16">getCookie([name]);</text:span></text:span></text:p>
            <text:p text:style-name="P76"><text:span text:style-name="Source_20_Text"><text:span text:style-name="T16"/></text:span></text:p>
            <text:p text:style-name="P76"><text:span text:style-name="Source_20_Text"><text:span text:style-name="T102">h</text:span></text:span><text:span text:style-name="Source_20_Text"><text:span text:style-name="T16">asCookie(name);</text:span></text:span></text:p>
            <text:p text:style-name="P77"><text:span text:style-name="Source_20_Text"><text:span text:style-name="T16"/></text:span></text:p>
            <text:p text:style-name="P78"><text:span text:style-name="Source_20_Text"><text:span text:style-name="T16">setCookie</text:span></text:span><text:span text:style-name="Source_20_Text"><text:span text:style-name="T213">(Options obje</text:span></text:span><text:span text:style-name="Source_20_Text"><text:span text:style-name="T203">ct: </text:span></text:span><text:span text:style-name="Source_20_Text"><text:span text:style-name="T214">properties are the same as the parameters</text:span></text:span><text:span text:style-name="Source_20_Text"><text:span text:style-name="T213">);</text:span></text:span></text:p>
            <text:p text:style-name="P77"><text:span text:style-name="Source_20_Text"><text:span text:style-name="T16">setCookie(name,value[,hours</text:span></text:span><text:span text:style-name="Source_20_Text"><text:span text:style-name="T213">=8760</text:span></text:span><text:span text:style-name="Source_20_Text"><text:span text:style-name="T16">[,path</text:span></text:span><text:span text:style-name="Source_20_Text"><text:span text:style-name="T213">="/"</text:span></text:span><text:span text:style-name="Source_20_Text"><text:span text:style-name="T16">[,domain[,secure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6">[,HttpOnly]]]]]]);</text:span></text:span></text:p>
            <text:p text:style-name="P79"><text:span text:style-name="Source_20_Text"><text:span text:style-name="T16"/></text:span></text:p>
            <text:p text:style-name="P80"><text:span text:style-name="Source_20_Text"><text:span text:style-name="T16">removeCookie</text:span></text:span><text:span text:style-name="Source_20_Text"><text:span text:style-name="T213">(Options obje</text:span></text:span><text:span text:style-name="Source_20_Text"><text:span text:style-name="T203">ct: </text:span></text:span><text:span text:style-name="Source_20_Text"><text:span text:style-name="T214">properties are the same as the parameters</text:span></text:span><text:span text:style-name="Source_20_Text"><text:span text:style-name="T213">);</text:span></text:span></text:p>
            <text:p text:style-name="P81"><text:span text:style-name="Source_20_Text"><text:span text:style-name="T16">removeCookie(name[,path</text:span></text:span><text:span text:style-name="Source_20_Text"><text:span text:style-name="T213">="/"</text:span></text:span><text:span text:style-name="Source_20_Text"><text:span text:style-name="T16">[,domain[,secure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6">[,HttpOnly]]]]]);</text:span></text:span></text:p>
            <text:p text:style-name="P81"><text:span text:style-name="Source_20_Text"><text:span text:style-name="T16"/></text:span></text:p>
            <text:p text:style-name="P76"><text:span text:style-name="Source_20_Text"><text:span text:style-name="T16">clearCookies</text:span></text:span><text:span text:style-name="Source_20_Text"><text:span text:style-name="T213">(Options obje</text:span></text:span><text:span text:style-name="Source_20_Text"><text:span text:style-name="T203">ct: </text:span></text:span><text:span text:style-name="Source_20_Text"><text:span text:style-name="T214">properties are the same as the parameters</text:span></text:span><text:span text:style-name="Source_20_Text"><text:span text:style-name="T213">);</text:span></text:span></text:p>
            <text:p text:style-name="P82"><text:span text:style-name="Source_20_Text"><text:span text:style-name="T16">clearCookies([path</text:span></text:span><text:span text:style-name="Source_20_Text"><text:span text:style-name="T213">="/"</text:span></text:span><text:span text:style-name="Source_20_Text"><text:span text:style-name="T16">[,domain[,</text:span></text:span><text:span text:style-name="Source_20_Text"><text:span text:style-name="T216">sec</text:span></text:span><text:span text:style-name="Source_20_Text"><text:span text:style-name="T16">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6">[,HttpOnly]]]]]);</text:span></text:span></text:p>
            <text:p text:style-name="P82"><text:span text:style-name="Source_20_Text"><text:span text:style-name="T16"/></text:span></text:p>
          </table:table-cell>
          <table:covered-table-cell/>
        </table:table-row>
      </table:table>
      <text:p text:style-name="P83"/>
      <text:p text:style-name="P83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4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4">V3.1.0</text:p>
          </table:table-cell>
          <table:table-cell table:style-name="Table3.A2" office:value-type="string">
            <text:p text:style-name="P84">v3.8.0</text:p>
          </table:table-cell>
          <table:table-cell table:style-name="Table3.C2" office:value-type="string">
            <text:p text:style-name="P85">v5.6.0</text:p>
          </table:table-cell>
        </table:table-row>
        <table:table-row>
          <table:table-cell table:style-name="Table3.A3" office:value-type="string">
            <text:p text:style-name="P86"/>
            <text:p text:style-name="P86">Array.from();</text:p>
            <text:p text:style-name="P86">Array.of();</text:p>
            <text:p text:style-name="P87">Array.prototype.copyWithin();</text:p>
            <text:p text:style-name="P87">Array.prototype.fill();</text:p>
            <text:p text:style-name="P86">Array.prototype.find();</text:p>
            <text:p text:style-name="P86">Array.prototype.findIndex();</text:p>
            <text:p text:style-name="P86">Object.create();</text:p>
            <text:p text:style-name="P87">String.fromCodePoint();</text:p>
            <text:p text:style-name="P87">String.prototype.codePointAt();</text:p>
            <text:p text:style-name="P88">String.prototype.endsWith();</text:p>
            <text:p text:style-name="P87">String.prototype.startsWith();</text:p>
            <text:p text:style-name="P89">Math.acosh();</text:p>
            <text:p text:style-name="P89">Math.asinh();</text:p>
            <text:p text:style-name="P89">Math.atanh();</text:p>
            <text:p text:style-name="P89">Math.cbrt();</text:p>
            <text:p text:style-name="P89">Math.clz32();</text:p>
            <text:p text:style-name="P89">Math.cosh();</text:p>
            <text:p text:style-name="P89">Math.expm1();</text:p>
            <text:p text:style-name="P89">Math.fround();</text:p>
            <text:p text:style-name="P89">Math.hypot();</text:p>
            <text:p text:style-name="P89">Math.imul();</text:p>
            <text:p text:style-name="P89">Math.log1p();</text:p>
            <text:p text:style-name="P89">Math.log10();</text:p>
            <text:p text:style-name="P89">Math.log2();</text:p>
            <text:p text:style-name="P89">Math.sign();</text:p>
            <text:p text:style-name="P89">Math.sinh();</text:p>
            <text:p text:style-name="P89">Math.tanh();</text:p>
            <text:p text:style-name="P89">Math.trunc();</text:p>
            <text:p text:style-name="P86">Number.EPSILON;</text:p>
            <text:p text:style-name="P90">Number.isNaN(); <text:span text:style-name="T217">and</text:span><text:span text:style-name="T218"> </text:span>isNaN();</text:p>
            <text:p text:style-name="P86">Number.isInteger();</text:p>
            <text:p text:style-name="P86">Number.isFinite();</text:p>
            <text:p text:style-name="P91">Number.isSafeInteger();</text:p>
            <text:p text:style-name="P91">Number.parseInt();</text:p>
            <text:p text:style-name="P86">Number.parseFloat();</text:p>
          </table:table-cell>
          <table:table-cell table:style-name="Table3.B3" office:value-type="string">
            <text:p text:style-name="P87"/>
            <text:p text:style-name="P92"><text:span text:style-name="Source_20_Text"><text:span text:style-name="T198">Array.prototype.values();</text:span></text:span></text:p>
            <text:p text:style-name="P92"><text:span text:style-name="Source_20_Text"><text:span text:style-name="T198">Array.prototype.includes();</text:span></text:span></text:p>
            <text:p text:style-name="P93"/>
            <text:p text:style-name="P94"><text:span text:style-name="Source_20_Text"><text:span text:style-name="T198">ChildNode.after();</text:span></text:span><text:span text:style-name="T219"><text:line-break/></text:span><text:span text:style-name="Source_20_Text"><text:span text:style-name="T198">ChildNode.before();</text:span></text:span><text:span text:style-name="T219"><text:line-break/></text:span><text:span text:style-name="Source_20_Text"><text:span text:style-name="T198">ChildNode.remove();</text:span></text:span><text:span text:style-name="T219"><text:line-break/></text:span><text:span text:style-name="Source_20_Text"><text:span text:style-name="T198">ChildNode.replaceWith();</text:span></text:span></text:p>
            <text:p text:style-name="P93"/>
            <text:p text:style-name="P94"><text:span text:style-name="Source_20_Text"><text:span text:style-name="T198">Element.prototype.closest();<text:line-break/>Element.prototype.getAttributeNames();</text:span></text:span></text:p>
            <text:p text:style-name="P94"><text:span text:style-name="Source_20_Text"><text:span text:style-name="T198">Element.prototype.matches();</text:span></text:span></text:p>
            <text:p text:style-name="P94"><text:span text:style-name="Source_20_Text"><text:span text:style-name="T198">Element.prototype.toggleAttribute();</text:span></text:span></text:p>
            <text:p text:style-name="P93"/>
            <text:p text:style-name="P94"><text:span text:style-name="Source_20_Text"><text:span text:style-name="T198">ParentNode.append();</text:span></text:span></text:p>
            <text:p text:style-name="P94"><text:span text:style-name="Source_20_Text"><text:span text:style-name="T170"/></text:span></text:p>
            <text:p text:style-name="P94"><text:span text:style-name="Source_20_Text"><text:span text:style-name="T198">ParentNode.prepend();</text:span></text:span><text:span text:style-name="T219"><text:line-break/><text:line-break/></text:span><text:span text:style-name="Source_20_Text"><text:span text:style-name="T198">String.prototype[Symbol.iterator]();</text:span></text:span></text:p>
            <text:p text:style-name="P92"><text:span text:style-name="Source_20_Text"><text:span text:style-name="T198">String.prototype.includes();</text:span></text:span></text:p>
            <text:p text:style-name="P92"><text:span text:style-name="Source_20_Text"><text:span text:style-name="T198">String.prototype.repeat();</text:span></text:span><text:span text:style-name="T219"><text:line-break/></text:span></text:p>
            <text:p text:style-name="P95"><text:span text:style-name="Source_20_Text"><text:span text:style-name="T198">NodeList.prototype.forEach();</text:span></text:span><text:span text:style-name="T219"><text:line-break/></text:span></text:p>
            <text:p text:style-name="P92"><text:span text:style-name="Source_20_Text"><text:span text:style-name="T198">Object.assign();</text:span></text:span></text:p>
            <text:p text:style-name="P94"><text:span text:style-name="Source_20_Text"><text:span text:style-name="T198">Object.entries();</text:span></text:span><text:span text:style-name="T219"><text:line-break/></text:span></text:p>
            <text:p text:style-name="P94"><text:span text:style-name="Source_20_Text"><text:span text:style-name="T198">Object.getOwnPropertyDescriptors();</text:span></text:span><text:span text:style-name="T219"><text:line-break/></text:span><text:span text:style-name="Source_20_Text"><text:span text:style-name="T198">Object.values();</text:span></text:span><text:span text:style-name="T219"><text:line-break/></text:span></text:p>
            <text:p text:style-name="P95"><text:span text:style-name="Source_20_Text"><text:span text:style-name="T198">RegExp.prototype.flags;</text:span></text:span><text:span text:style-name="T219"><text:line-break/></text:span></text:p>
            <text:p text:style-name="P95"><text:span text:style-name="Source_20_Text"><text:span text:style-name="T198">window.screenLeft;</text:span></text:span><text:span text:style-name="T219"><text:line-break/></text:span><text:span text:style-name="Source_20_Text"><text:span text:style-name="T198">window.screenTop;</text:span></text:span></text:p>
          </table:table-cell>
          <table:table-cell table:style-name="Table3.C3" office:value-type="string">
            <text:p text:style-name="P86"/>
            <text:p text:style-name="P86">Array.prototype.at();</text:p>
            <text:p text:style-name="P86"/>
            <text:p text:style-name="P86">Array.prototype.findLast();</text:p>
            <text:p text:style-name="P86">Array.prototype.findLastIndex();</text:p>
            <text:p text:style-name="P86"/>
            <text:p text:style-name="P86">Array.prototype.flat();</text:p>
            <text:p text:style-name="P86">Array.prototype.flatMap();</text:p>
            <text:p text:style-name="P86"/>
            <text:p text:style-name="P86">Number.MIN_SAFE_INTEGER;</text:p>
            <text:p text:style-name="P86">Number.MAX_SAFE_INTEGER;</text:p>
            <text:p text:style-name="P86"/>
            <text:p text:style-name="P86">Object.fromEntries();</text:p>
            <text:p text:style-name="P86"/>
            <text:p text:style-name="P86">Object.is();</text:p>
            <text:p text:style-name="P86"/>
            <text:p text:style-name="P96">String.prototype.at();</text:p>
            <text:p text:style-name="P96"/>
            <text:p text:style-name="P86">String.prototype.matchAll();</text:p>
            <text:p text:style-name="P86"/>
            <text:p text:style-name="P86">String.prototype.padStart();</text:p>
            <text:p text:style-name="P86">String.prototype.padEnd();</text:p>
            <text:p text:style-name="P86"/>
            <text:p text:style-name="P86">String.prototype.replaceAll();</text:p>
            <text:p text:style-name="P86"/>
            <text:p text:style-name="P86">String.prototype.trimStart();</text:p>
            <text:p text:style-name="P86">String.prototype.trimLeft();</text:p>
            <text:p text:style-name="P86"/>
            <text:p text:style-name="P86">String.prototype.trimEnd();</text:p>
            <text:p text:style-name="P86">String.prototype.trimRight();</text:p>
            <text:p text:style-name="P86"/>
            <text:p text:style-name="P86">Typedarray.prototype.at();</text:p>
            <text:p text:style-name="P86"/>
            <text:p text:style-name="P91">TypedArray.prototype.findLast();</text:p>
            <text:p text:style-name="P91">TypedArray.prototype.findLastIndex();</text:p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9T20:21:02.298853600</dc:date>
    <meta:print-date>2025-07-29T20:20:47.438186500</meta:print-date>
    <meta:editing-cycles>985</meta:editing-cycles>
    <meta:editing-duration>P1DT3H56M58S</meta:editing-duration>
    <meta:printed-by>PDF files</meta:printed-by>
    <meta:document-statistic meta:table-count="6" meta:image-count="0" meta:object-count="0" meta:page-count="5" meta:paragraph-count="375" meta:word-count="493" meta:character-count="9191" meta:non-whitespace-character-count="9048"/>
    <meta:template xlink:type="simple" xlink:actuate="onRequest" xlink:title="" xlink:href="Normal.dotm"/>
  </office:meta>
</office:document-meta>
</file>